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put1" svg:font-family="Input"/>
    <style:font-face style:name="Input" svg:font-family="Input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61cm"/>
    </style:style>
    <style:style style:name="co2" style:family="table-column">
      <style:table-column-properties fo:break-before="auto" style:column-width="2.399cm"/>
    </style:style>
    <style:style style:name="co3" style:family="table-column">
      <style:table-column-properties fo:break-before="auto" style:column-width="2.956cm"/>
    </style:style>
    <style:style style:name="co4" style:family="table-column">
      <style:table-column-properties fo:break-before="auto" style:column-width="2.905cm"/>
    </style:style>
    <style:style style:name="co5" style:family="table-column">
      <style:table-column-properties fo:break-before="auto" style:column-width="3.11cm"/>
    </style:style>
    <style:style style:name="co6" style:family="table-column">
      <style:table-column-properties fo:break-before="auto" style:column-width="3.366cm"/>
    </style:style>
    <style:style style:name="co7" style:family="table-column">
      <style:table-column-properties fo:break-before="auto" style:column-width="3.39cm"/>
    </style:style>
    <style:style style:name="co8" style:family="table-column">
      <style:table-column-properties fo:break-before="auto" style:column-width="3.288cm"/>
    </style:style>
    <style:style style:name="co9" style:family="table-column">
      <style:table-column-properties fo:break-before="auto" style:column-width="2.187cm"/>
    </style:style>
    <style:style style:name="co10" style:family="table-column">
      <style:table-column-properties fo:break-before="auto" style:column-width="2.748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002cm"/>
    </style:style>
    <style:style style:name="co13" style:family="table-column">
      <style:table-column-properties fo:break-before="auto" style:column-width="3.441cm"/>
    </style:style>
    <style:style style:name="co14" style:family="table-column">
      <style:table-column-properties fo:break-before="auto" style:column-width="1.524cm"/>
    </style:style>
    <style:style style:name="co15" style:family="table-column">
      <style:table-column-properties fo:break-before="auto" style:column-width="2.519cm"/>
    </style:style>
    <style:style style:name="co16" style:family="table-column">
      <style:table-column-properties fo:break-before="auto" style:column-width="4.329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Pilot_20_-_20_N_20_inves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 style:data-style-name="N30">
      <style:table-cell-properties fo:border-bottom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30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30">
      <style:table-cell-properties fo:border-bottom="none" fo:border-left="none" fo:border-right="none" fo:border-top="0.06pt solid #000000"/>
    </style:style>
    <style:style style:name="ce14" style:family="table-cell" style:parent-style-name="Default" style:data-style-name="N30"/>
    <style:style style:name="ce15" style:family="table-cell" style:parent-style-name="Default" style:data-style-name="N30">
      <style:table-cell-properties fo:border-bottom="0.06pt solid #000000" fo:border-left="none" fo:border-right="none" fo:border-top="none"/>
    </style:style>
    <style:style style:name="ce16" style:family="table-cell" style:parent-style-name="Default" style:data-style-name="N30">
      <style:table-cell-properties fo:border-bottom="0.06pt solid #000000" fo:border-left="none" fo:border-right="none" fo:border-top="none"/>
      <style:text-properties style:font-name="Input" style:font-name-asian="Droid Sans Fallback" style:font-name-complex="FreeSans"/>
    </style:style>
    <style:style style:name="ce17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06pt solid #000000" fo:border-left="none" fo:border-right="0.06pt solid #000000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2">
      <style:table-cell-properties fo:border-bottom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2">
      <style:table-cell-properties fo:border="none"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2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 style:data-style-name="N113">
      <style:table-cell-properties fo:border-bottom="none" fo:border-left="none" fo:border-right="none" fo:border-top="0.06pt solid #000000"/>
    </style:style>
    <style:style style:name="ce28" style:family="table-cell" style:parent-style-name="Default" style:data-style-name="N113"/>
    <style:style style:name="ce29" style:family="table-cell" style:parent-style-name="Default" style:data-style-name="N113">
      <style:table-cell-properties fo:border-bottom="0.06pt solid #000000" fo:border-left="none" fo:border-right="none" fo:border-top="none"/>
    </style:style>
    <style:style style:name="ce30" style:family="table-cell" style:parent-style-name="Default" style:data-style-name="N114">
      <style:table-cell-properties fo:border-bottom="none" fo:border-left="none" fo:border-right="none" fo:border-top="0.06pt solid #000000"/>
    </style:style>
    <style:style style:name="ce31" style:family="table-cell" style:parent-style-name="Default" style:data-style-name="N114"/>
    <style:style style:name="ce32" style:family="table-cell" style:parent-style-name="Default" style:data-style-name="N114">
      <style:table-cell-properties fo:border-bottom="0.06pt solid #000000" fo:border-left="none" fo:border-right="none" fo:border-top="none"/>
    </style:style>
    <style:style style:name="ce33" style:family="table-cell" style:parent-style-name="Default" style:data-style-name="N113">
      <style:table-cell-properties fo:border="none"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13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36" style:family="table-cell" style:parent-style-name="Default" style:data-style-name="N0"/>
    <style:style style:name="ce3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3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>
      <style:table-cell-properties fo:border-bottom="none" fo:border-left="0.06pt solid #000000" fo:border-right="0.06pt solid #000000" fo:border-top="none"/>
    </style:style>
    <style:style style:name="ce4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non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order="non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9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06pt solid #000000" fo:border-left="none" fo:border-right="none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61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ilot - N inve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ce28"/>
        <table:table-column table:style-name="co2" table:default-cell-style-name="ce28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993" table:default-cell-style-name="Default"/>
        <table:table-row table:style-name="ro1">
          <table:table-cell office:value-type="string" calcext:value-type="string">
            <text:p>randomN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Colony</text:p>
          </table:table-cell>
          <table:table-cell table:style-name="ce4" office:value-type="string" calcext:value-type="string">
            <text:p>F</text:p>
          </table:table-cell>
          <table:table-cell table:style-name="ce17" office:value-type="string" calcext:value-type="string" table:number-columns-spanned="2" table:number-rows-spanned="1">
            <text:p>Total Worms per run</text:p>
          </table:table-cell>
          <table:covered-table-cell table:style-name="ce19"/>
          <table:table-cell table:style-name="ce19" office:value-type="string" calcext:value-type="string">
            <text:p>random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ate</text:p>
          </table:table-cell>
          <table:table-cell table:style-name="ce4" office:value-type="string" calcext:value-type="string">
            <text:p>Vol</text:p>
          </table:table-cell>
          <table:table-cell table:style-name="ce4" office:value-type="string" calcext:value-type="string">
            <text:p>Lane</text:p>
          </table:table-cell>
          <table:table-cell table:style-name="ce19" office:value-type="string" calcext:value-type="string">
            <text:p>rawConc</text:p>
          </table:table-cell>
          <table:table-cell table:style-name="ce19" office:value-type="string" calcext:value-type="string">
            <text:p>nSperm</text:p>
          </table:table-cell>
          <table:table-cell table:style-name="ce19" office:value-type="string" calcext:value-type="string">
            <text:p>EggPos</text:p>
          </table:table-cell>
          <table:table-cell table:style-name="ce38" office:value-type="string" calcext:value-type="string">
            <text:p>nEggs</text:p>
          </table:table-cell>
          <table:table-cell table:style-name="ce19" office:value-type="string" calcext:value-type="string">
            <text:p>nFert</text:p>
          </table:table-cell>
          <table:table-cell table:style-name="ce19" office:value-type="string" calcext:value-type="string">
            <text:p>nPoly</text:p>
          </table:table-cell>
          <table:table-cell table:style-name="ce38" office:value-type="string" calcext:value-type="string">
            <text:p>nConEggs</text:p>
          </table:table-cell>
          <table:table-cell table:style-name="ce38" office:value-type="string" calcext:value-type="string">
            <text:p>nConFert</text:p>
          </table:table-cell>
          <table:table-cell table:style-name="ce39" office:value-type="string" calcext:value-type="string">
            <text:p>PropFert</text:p>
          </table:table-cell>
          <table:table-cell table:style-name="ce43" office:value-type="string" calcext:value-type="string" table:number-columns-spanned="4" table:number-rows-spanned="1">
            <text:p>Step 1 – Volume of Prepped Ejaculates</text:p>
          </table:table-cell>
          <table:covered-table-cell table:number-columns-repeated="3"/>
          <table:table-cell/>
          <table:table-cell table:style-name="ce54" office:value-type="string" calcext:value-type="string" table:number-columns-spanned="4" table:number-rows-spanned="1">
            <text:p>Step 3 – Sperm Enumeration – raw ejaculate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1" office:value-type="float" office:value="0.989798533031717" calcext:value-type="float">
            <text:p>0.989798533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60167689435184" calcext:value-type="float">
            <text:p>0.1601676894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Slow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1" calcext:value-type="float">
            <text:p>1</text:p>
          </table:table-cell>
          <table:table-cell table:style-name="ce27" office:value-type="float" office:value="405000000" calcext:value-type="float">
            <text:p>4.050E+08</text:p>
          </table:table-cell>
          <table:table-cell table:style-name="ce27" table:formula="of:=[.L2]*([.N2]*0.1)" office:value-type="float" office:value="42930000" calcext:value-type="float">
            <text:p>4.293E+07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40" table:formula="of:=([.R2]/[.Q2])-([.U7]/[.T7])" office:value-type="float" office:value="0.294117647058823" calcext:value-type="float">
            <text:p>0.2941176471</text:p>
          </table:table-cell>
          <table:table-cell table:style-name="ce44"/>
          <table:table-cell table:number-columns-repeated="4"/>
          <table:table-cell table:style-name="ce44"/>
          <table:table-cell table:number-columns-repeated="996"/>
        </table:table-row>
        <table:table-row table:style-name="ro1">
          <table:table-cell table:style-name="ce2" office:value-type="float" office:value="0.970039129490033" calcext:value-type="float">
            <text:p>0.9700391295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40296651842073" calcext:value-type="float">
            <text:p>0.2402966518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18" office:value-type="float" office:value="1.06" calcext:value-type="float">
            <text:p>1.06</text:p>
          </table:table-cell>
          <table:table-cell table:style-name="ce18" office:value-type="float" office:value="2" calcext:value-type="float">
            <text:p>2</text:p>
          </table:table-cell>
          <table:table-cell table:style-name="ce27" office:value-type="float" office:value="405000000" calcext:value-type="float">
            <text:p>4.050E+08</text:p>
          </table:table-cell>
          <table:table-cell table:formula="of:=[.L3]*([.N3]*0.1)" office:value-type="float" office:value="42930000" calcext:value-type="float">
            <text:p>4.293E+07</text:p>
          </table:table-cell>
          <table:table-cell table:style-name="ce36" office:value-type="float" office:value="5" calcext:value-type="float">
            <text:p>5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41" table:formula="of:=([.R3]/[.Q3])-([.U7]/[.T7])" office:value-type="float" office:value="0.185714285714286" calcext:value-type="float">
            <text:p>0.1857142857</text:p>
          </table:table-cell>
          <table:table-cell table:style-name="ce19" office:value-type="string" calcext:value-type="string">
            <text:p>Individual</text:p>
          </table:table-cell>
          <table:table-cell table:style-name="ce19" office:value-type="string" calcext:value-type="string">
            <text:p>SampVol</text:p>
          </table:table-cell>
          <table:table-cell table:number-columns-repeated="3"/>
          <table:table-cell office:value-type="string" calcext:value-type="string">
            <text:p>4nL squar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ilution</text:p>
          </table:table-cell>
          <table:table-cell table:style-name="ce50" office:value-type="string" calcext:value-type="string">
            <text:p>CONCENTRATION </text:p>
          </table:table-cell>
          <table:table-cell table:number-columns-repeated="993"/>
        </table:table-row>
        <table:table-row table:style-name="ro1">
          <table:table-cell table:style-name="ce2" office:value-type="float" office:value="0.00131150474771857" calcext:value-type="float">
            <text:p>0.0013115047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49379019904882" calcext:value-type="float">
            <text:p>0.4493790199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Fast</text:p>
          </table:table-cell>
          <table:table-cell table:style-name="ce18" office:value-type="float" office:value="3.18" calcext:value-type="float">
            <text:p>3.18</text:p>
          </table:table-cell>
          <table:table-cell table:style-name="ce18" office:value-type="float" office:value="3" calcext:value-type="float">
            <text:p>3</text:p>
          </table:table-cell>
          <table:table-cell table:style-name="ce27" office:value-type="float" office:value="405000000" calcext:value-type="float">
            <text:p>4.050E+08</text:p>
          </table:table-cell>
          <table:table-cell table:formula="of:=[.L4]*([.N4]*0.1)" office:value-type="float" office:value="128790000" calcext:value-type="float">
            <text:p>1.288E+08</text:p>
          </table:table-cell>
          <table:table-cell table:style-name="ce36" office:value-type="float" office:value="5" calcext:value-type="float">
            <text:p>5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41" table:formula="of:=([.R4]/[.Q4])-([.U7]/[.T7])" office:value-type="float" office:value="0.435897435897436" calcext:value-type="float">
            <text:p>0.435897435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55" office:value-type="float" office:value="1000" calcext:value-type="float">
            <text:p>1.00E+03</text:p>
          </table:table-cell>
          <table:table-cell table:style-name="ce31" table:formula="of:=AVERAGE([.AC4:.AC53])*(1/0.000004)*[.AD4]" office:value-type="float" office:value="357142857.142857" calcext:value-type="float">
            <text:p>3.571E+008</text:p>
          </table:table-cell>
          <table:table-cell table:number-columns-repeated="993"/>
        </table:table-row>
        <table:table-row table:style-name="ro1">
          <table:table-cell table:style-name="ce2" office:value-type="float" office:value="0.580576239852235" calcext:value-type="float">
            <text:p>0.5805762399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93990415334702" calcext:value-type="float">
            <text:p>0.593990415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18" office:value-type="float" office:value="2.12" calcext:value-type="float">
            <text:p>2.12</text:p>
          </table:table-cell>
          <table:table-cell table:style-name="ce18" office:value-type="float" office:value="4" calcext:value-type="float">
            <text:p>4</text:p>
          </table:table-cell>
          <table:table-cell table:style-name="ce27" office:value-type="float" office:value="405000000" calcext:value-type="float">
            <text:p>4.050E+08</text:p>
          </table:table-cell>
          <table:table-cell table:formula="of:=[.L5]*([.N5]*0.1)" office:value-type="float" office:value="85860000" calcext:value-type="float">
            <text:p>8.586E+07</text:p>
          </table:table-cell>
          <table:table-cell table:style-name="ce36" office:value-type="float" office:value="5" calcext:value-type="float">
            <text:p>5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41" table:formula="of:=([.R5]/[.Q5])-([.U7]/[.T7])" office:value-type="float" office:value="0.0810810810810811" calcext:value-type="float">
            <text:p>0.081081081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200395427178591" calcext:value-type="float">
            <text:p>0.2003954272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696194484131411" calcext:value-type="float">
            <text:p>0.6961944841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 office:value-type="float" office:value="3.18" calcext:value-type="float">
            <text:p>3.18</text:p>
          </table:table-cell>
          <table:table-cell table:style-name="ce18" office:value-type="float" office:value="5" calcext:value-type="float">
            <text:p>5</text:p>
          </table:table-cell>
          <table:table-cell table:style-name="ce27" office:value-type="float" office:value="405000000" calcext:value-type="float">
            <text:p>4.050E+08</text:p>
          </table:table-cell>
          <table:table-cell table:formula="of:=[.L6]*([.N6]*0.1)" office:value-type="float" office:value="128790000" calcext:value-type="float">
            <text:p>1.288E+08</text:p>
          </table:table-cell>
          <table:table-cell table:style-name="ce36" office:value-type="float" office:value="5" calcext:value-type="float">
            <text:p>5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26" table:number-columns-repeated="2"/>
          <table:table-cell table:style-name="ce41" table:formula="of:=([.R6]/[.Q6])-([.U7]/[.T7])" office:value-type="float" office:value="0.181818181818182" calcext:value-type="float">
            <text:p>0.1818181818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3" office:value-type="float" office:value="0.641606821678579" calcext:value-type="float">
            <text:p>0.6416068217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746470229467377" calcext:value-type="float">
            <text:p>0.7464702295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Slow</text:p>
          </table:table-cell>
          <table:table-cell table:style-name="ce7" office:value-type="float" office:value="2.12" calcext:value-type="float">
            <text:p>2.12</text:p>
          </table:table-cell>
          <table:table-cell table:style-name="ce7" office:value-type="float" office:value="6" calcext:value-type="float">
            <text:p>6</text:p>
          </table:table-cell>
          <table:table-cell table:style-name="ce27" office:value-type="float" office:value="405000000" calcext:value-type="float">
            <text:p>4.050E+08</text:p>
          </table:table-cell>
          <table:table-cell table:style-name="ce29" table:formula="of:=[.L7]*([.N7]*0.1)" office:value-type="float" office:value="85860000" calcext:value-type="float">
            <text:p>8.586E+07</text:p>
          </table:table-cell>
          <table:table-cell table:style-name="ce37" office:value-type="float" office:value="5" calcext:value-type="float">
            <text:p>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42" table:formula="of:=([.R7]/[.Q7])-([.U7]/[.T7])"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1" office:value-type="float" office:value="0.989798533031717" calcext:value-type="float">
            <text:p>0.989798533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60167689435184" calcext:value-type="float">
            <text:p>0.1601676894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Slow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1" calcext:value-type="float">
            <text:p>1</text:p>
          </table:table-cell>
          <table:table-cell table:style-name="ce27" office:value-type="float" office:value="405000000" calcext:value-type="float">
            <text:p>4.050E+08</text:p>
          </table:table-cell>
          <table:table-cell table:style-name="ce27" table:formula="of:=[.L8]*([.N8]*0.1)" office:value-type="float" office:value="42930000" calcext:value-type="float">
            <text:p>4.293E+07</text:p>
          </table:table-cell>
          <table:table-cell table:style-name="ce35" office:value-type="float" office:value="55" calcext:value-type="float">
            <text:p>55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40" table:formula="of:=([.R8]/[.Q8])-([.U13]/[.T13])"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970039129490033" calcext:value-type="float">
            <text:p>0.9700391295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40296651842073" calcext:value-type="float">
            <text:p>0.2402966518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18" office:value-type="float" office:value="1.06" calcext:value-type="float">
            <text:p>1.06</text:p>
          </table:table-cell>
          <table:table-cell table:style-name="ce18" office:value-type="float" office:value="2" calcext:value-type="float">
            <text:p>2</text:p>
          </table:table-cell>
          <table:table-cell table:style-name="ce27" office:value-type="float" office:value="405000000" calcext:value-type="float">
            <text:p>4.050E+08</text:p>
          </table:table-cell>
          <table:table-cell table:formula="of:=[.L9]*([.N9]*0.1)" office:value-type="float" office:value="42930000" calcext:value-type="float">
            <text:p>4.293E+07</text:p>
          </table:table-cell>
          <table:table-cell table:style-name="ce36" office:value-type="float" office:value="55" calcext:value-type="float">
            <text:p>5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41" table:formula="of:=([.R9]/[.Q9])-([.U13]/[.T13])"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00131150474771857" calcext:value-type="float">
            <text:p>0.0013115047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49379019904882" calcext:value-type="float">
            <text:p>0.4493790199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Fast</text:p>
          </table:table-cell>
          <table:table-cell table:style-name="ce18" office:value-type="float" office:value="3.18" calcext:value-type="float">
            <text:p>3.18</text:p>
          </table:table-cell>
          <table:table-cell table:style-name="ce18" office:value-type="float" office:value="3" calcext:value-type="float">
            <text:p>3</text:p>
          </table:table-cell>
          <table:table-cell table:style-name="ce27" office:value-type="float" office:value="405000000" calcext:value-type="float">
            <text:p>4.050E+08</text:p>
          </table:table-cell>
          <table:table-cell table:formula="of:=[.L10]*([.N10]*0.1)" office:value-type="float" office:value="128790000" calcext:value-type="float">
            <text:p>1.288E+08</text:p>
          </table:table-cell>
          <table:table-cell table:style-name="ce36" office:value-type="float" office:value="55" calcext:value-type="float">
            <text:p>55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41" table:formula="of:=([.R10]/[.Q10])-([.U13]/[.T13])" office:value-type="float" office:value="0.618181818181818" calcext:value-type="float">
            <text:p>0.6181818182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580576239852235" calcext:value-type="float">
            <text:p>0.5805762399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93990415334702" calcext:value-type="float">
            <text:p>0.593990415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18" office:value-type="float" office:value="2.12" calcext:value-type="float">
            <text:p>2.12</text:p>
          </table:table-cell>
          <table:table-cell table:style-name="ce18" office:value-type="float" office:value="4" calcext:value-type="float">
            <text:p>4</text:p>
          </table:table-cell>
          <table:table-cell table:style-name="ce27" office:value-type="float" office:value="405000000" calcext:value-type="float">
            <text:p>4.050E+08</text:p>
          </table:table-cell>
          <table:table-cell table:formula="of:=[.L11]*([.N11]*0.1)" office:value-type="float" office:value="85860000" calcext:value-type="float">
            <text:p>8.586E+07</text:p>
          </table:table-cell>
          <table:table-cell table:style-name="ce36" office:value-type="float" office:value="55" calcext:value-type="float">
            <text:p>5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41" table:formula="of:=([.R11]/[.Q11])-([.U13]/[.T13])"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200395427178591" calcext:value-type="float">
            <text:p>0.2003954272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696194484131411" calcext:value-type="float">
            <text:p>0.6961944841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 office:value-type="float" office:value="3.18" calcext:value-type="float">
            <text:p>3.18</text:p>
          </table:table-cell>
          <table:table-cell table:style-name="ce18" office:value-type="float" office:value="5" calcext:value-type="float">
            <text:p>5</text:p>
          </table:table-cell>
          <table:table-cell table:style-name="ce27" office:value-type="float" office:value="405000000" calcext:value-type="float">
            <text:p>4.050E+08</text:p>
          </table:table-cell>
          <table:table-cell table:formula="of:=[.L12]*([.N12]*0.1)" office:value-type="float" office:value="128790000" calcext:value-type="float">
            <text:p>1.288E+08</text:p>
          </table:table-cell>
          <table:table-cell table:style-name="ce36" office:value-type="float" office:value="55" calcext:value-type="float">
            <text:p>5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26" table:number-columns-repeated="2"/>
          <table:table-cell table:style-name="ce41" table:formula="of:=([.R12]/[.Q12])-([.U13]/[.T13])" office:value-type="float" office:value="0.37037037037037" calcext:value-type="float">
            <text:p>0.3703703704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3" office:value-type="float" office:value="0.641606821678579" calcext:value-type="float">
            <text:p>0.6416068217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746470229467377" calcext:value-type="float">
            <text:p>0.7464702295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Slow</text:p>
          </table:table-cell>
          <table:table-cell table:style-name="ce7" office:value-type="float" office:value="2.12" calcext:value-type="float">
            <text:p>2.12</text:p>
          </table:table-cell>
          <table:table-cell table:style-name="ce7" office:value-type="float" office:value="6" calcext:value-type="float">
            <text:p>6</text:p>
          </table:table-cell>
          <table:table-cell table:style-name="ce27" office:value-type="float" office:value="405000000" calcext:value-type="float">
            <text:p>4.050E+08</text:p>
          </table:table-cell>
          <table:table-cell table:style-name="ce29" table:formula="of:=[.L13]*([.N13]*0.1)" office:value-type="float" office:value="85860000" calcext:value-type="float">
            <text:p>8.586E+07</text:p>
          </table:table-cell>
          <table:table-cell table:style-name="ce37" office:value-type="float" office:value="55" calcext:value-type="float">
            <text:p>5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42" table:formula="of:=([.R13]/[.Q13])-([.U13]/[.T13])"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1" office:value-type="float" office:value="0.578738697804511" calcext:value-type="float">
            <text:p>0.5787386978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0894234119914472" calcext:value-type="float">
            <text:p>0.008942341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Slow</text:p>
          </table:table-cell>
          <table:table-cell table:style-name="ce5" office:value-type="float" office:value="0.9" calcext:value-type="float">
            <text:p>0.9</text:p>
          </table:table-cell>
          <table:table-cell table:style-name="ce9" office:value-type="float" office:value="1" calcext:value-type="float">
            <text:p>1</text:p>
          </table:table-cell>
          <table:table-cell table:style-name="ce27" office:value-type="float" office:value="385000000" calcext:value-type="float">
            <text:p>3.850E+08</text:p>
          </table:table-cell>
          <table:table-cell table:style-name="ce27" table:formula="of:=[.L14]*([.N14]*0.1)" office:value-type="float" office:value="34650000" calcext:value-type="float">
            <text:p>3.465E+07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40" table:formula="of:=([.R14]/[.Q14])-([.U19]/[.T19])" office:value-type="float" office:value="0.302631578947368" calcext:value-type="float">
            <text:p>0.3026315789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table:style-name="ce50" office:value-type="string" calcext:value-type="string">
            <text:p>Total-0.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o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496543764136732" calcext:value-type="float">
            <text:p>0.496543764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140595741104335" calcext:value-type="float">
            <text:p>0.0140595741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5"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style-name="ce27" office:value-type="float" office:value="385000000" calcext:value-type="float">
            <text:p>3.850E+08</text:p>
          </table:table-cell>
          <table:table-cell table:formula="of:=[.L15]*([.N15]*0.1)" office:value-type="float" office:value="34650000" calcext:value-type="float">
            <text:p>3.465E+07</text:p>
          </table:table-cell>
          <table:table-cell table:style-name="ce36" office:value-type="float" office:value="5" calcext:value-type="float">
            <text:p>5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2"/>
          <table:table-cell table:style-name="ce41" table:formula="of:=([.R15]/[.Q15])-([.U19]/[.T19])" office:value-type="float" office:value="0.138461538461538" calcext:value-type="float">
            <text:p>0.1384615385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table:style-name="ce42" table:formula="of:=SUM([.X4:.X15])-0.1" office:value-type="float" office:value="1.1" calcext:value-type="float">
            <text:p>1.1</text:p>
          </table:table-cell>
          <table:table-cell table:formula="of:=[.Y15]*9" office:value-type="float" office:value="9.9" calcext:value-type="float">
            <text:p>9.9</text:p>
          </table:table-cell>
          <table:table-cell table:formula="of:=[.Y15]+[.Z15]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float" office:value="0.897417812142521" calcext:value-type="float">
            <text:p>0.897417812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475426928605884" calcext:value-type="float">
            <text:p>0.0475426929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Fast</text:p>
          </table:table-cell>
          <table:table-cell table:style-name="ce18"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table:style-name="ce27" office:value-type="float" office:value="385000000" calcext:value-type="float">
            <text:p>3.850E+08</text:p>
          </table:table-cell>
          <table:table-cell table:formula="of:=[.L16]*([.N16]*0.1)" office:value-type="float" office:value="103950000" calcext:value-type="float">
            <text:p>1.040E+08</text:p>
          </table:table-cell>
          <table:table-cell table:style-name="ce36" office:value-type="float" office:value="5" calcext:value-type="float">
            <text:p>5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2"/>
          <table:table-cell table:style-name="ce41" table:formula="of:=([.R16]/[.Q16])-([.U19]/[.T19])" office:value-type="float" office:value="0.23728813559322" calcext:value-type="float">
            <text:p>0.2372881356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718159070704132" calcext:value-type="float">
            <text:p>0.7181590707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0740983309224" calcext:value-type="float">
            <text:p>0.2707409833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18"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table:style-name="ce27" office:value-type="float" office:value="385000000" calcext:value-type="float">
            <text:p>3.850E+08</text:p>
          </table:table-cell>
          <table:table-cell table:formula="of:=[.L17]*([.N17]*0.1)" office:value-type="float" office:value="69300000" calcext:value-type="float">
            <text:p>6.930E+07</text:p>
          </table:table-cell>
          <table:table-cell table:style-name="ce36" office:value-type="float" office:value="5" calcext:value-type="float">
            <text:p>5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41" table:formula="of:=([.R17]/[.Q17])-([.U19]/[.T19])" office:value-type="float" office:value="0.231707317073171" calcext:value-type="float">
            <text:p>0.2317073171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float" office:value="0.0253034206107259" calcext:value-type="float">
            <text:p>0.0253034206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68939300510101" calcext:value-type="float">
            <text:p>0.6893930051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 office:value-type="float" office:value="2.7" calcext:value-type="float">
            <text:p>2.7</text:p>
          </table:table-cell>
          <table:table-cell office:value-type="float" office:value="5" calcext:value-type="float">
            <text:p>5</text:p>
          </table:table-cell>
          <table:table-cell table:style-name="ce27" office:value-type="float" office:value="385000000" calcext:value-type="float">
            <text:p>3.850E+08</text:p>
          </table:table-cell>
          <table:table-cell table:formula="of:=[.L18]*([.N18]*0.1)" office:value-type="float" office:value="103950000" calcext:value-type="float">
            <text:p>1.040E+08</text:p>
          </table:table-cell>
          <table:table-cell table:style-name="ce36" office:value-type="float" office:value="5" calcext:value-type="float">
            <text:p>5</text:p>
          </table:table-cell>
          <table:table-cell table:style-name="ce18" office:value-type="float" office:value="100" calcext:value-type="float">
            <text:p>100</text:p>
          </table:table-cell>
          <table:table-cell table:style-name="ce26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26" table:number-columns-repeated="2"/>
          <table:table-cell table:style-name="ce41" table:formula="of:=([.R18]/[.Q18])-([.U19]/[.T19])" office:value-type="float" office:value="0.11" calcext:value-type="float">
            <text:p>0.11</text:p>
          </table:table-cell>
          <table:table-cell table:style-name="ce45" office:value-type="string" calcext:value-type="string" table:number-columns-spanned="5" table:number-rows-spanned="1">
            <text:p>Step 2 – Ejaculate Volumes For Each Lane</text:p>
          </table:table-cell>
          <table:covered-table-cell table:number-columns-repeated="4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3" office:value-type="float" office:value="0.176837880397216" calcext:value-type="float">
            <text:p>0.1768378804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73199545312673" calcext:value-type="float">
            <text:p>0.8731995453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ast</text:p>
          </table:table-cell>
          <table:table-cell table:style-name="ce7" office:value-type="float" office:value="1.8" calcext:value-type="float">
            <text:p>1.8</text:p>
          </table:table-cell>
          <table:table-cell table:style-name="ce8" office:value-type="float" office:value="6" calcext:value-type="float">
            <text:p>6</text:p>
          </table:table-cell>
          <table:table-cell table:style-name="ce27" office:value-type="float" office:value="385000000" calcext:value-type="float">
            <text:p>3.850E+08</text:p>
          </table:table-cell>
          <table:table-cell table:style-name="ce29" table:formula="of:=[.L19]*([.N19]*0.1)" office:value-type="float" office:value="69300000" calcext:value-type="float">
            <text:p>6.930E+07</text:p>
          </table:table-cell>
          <table:table-cell table:style-name="ce37" office:value-type="float" office:value="5" calcext:value-type="float">
            <text:p>5</text:p>
          </table:table-cell>
          <table:table-cell table:style-name="ce7" office:value-type="float" office:value="80" calcext:value-type="float">
            <text:p>80</text:p>
          </table:table-cell>
          <table:table-cell table:style-name="ce8" office:value-type="float" office:value="21" calcext:value-type="float">
            <text:p>21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42" table:formula="of:=([.R19]/[.Q19])-([.U19]/[.T19])" office:value-type="float" office:value="0.2625" calcext:value-type="float">
            <text:p>0.2625</text:p>
          </table:table-cell>
          <table:table-cell table:style-name="ce46"/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1" office:value-type="float" office:value="0.578738697804511" calcext:value-type="float">
            <text:p>0.5787386978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0894234119914472" calcext:value-type="float">
            <text:p>0.008942341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Slow</text:p>
          </table:table-cell>
          <table:table-cell table:style-name="ce5" office:value-type="float" office:value="0.9" calcext:value-type="float">
            <text:p>0.9</text:p>
          </table:table-cell>
          <table:table-cell table:style-name="ce9" office:value-type="float" office:value="1" calcext:value-type="float">
            <text:p>1</text:p>
          </table:table-cell>
          <table:table-cell table:style-name="ce27" office:value-type="float" office:value="385000000" calcext:value-type="float">
            <text:p>3.850E+08</text:p>
          </table:table-cell>
          <table:table-cell table:style-name="ce27" table:formula="of:=[.L20]*([.N20]*0.1)" office:value-type="float" office:value="34650000" calcext:value-type="float">
            <text:p>3.465E+07</text:p>
          </table:table-cell>
          <table:table-cell table:style-name="ce35" office:value-type="float" office:value="55" calcext:value-type="float">
            <text:p>55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40" table:formula="of:=([.R20]/[.Q20])-([.U25]/[.T25])" office:value-type="float" office:value="0.25" calcext:value-type="float">
            <text:p>0.25</text:p>
          </table:table-cell>
          <table:table-cell table:style-name="ce47" office:value-type="string" calcext:value-type="string">
            <text:p>RATE</text:p>
          </table:table-cell>
          <table:table-cell table:style-name="ce47" office:value-type="string" calcext:value-type="string">
            <text:p>N</text:p>
          </table:table-cell>
          <table:table-cell table:style-name="ce47" office:value-type="string" calcext:value-type="string">
            <text:p>Lane</text:p>
          </table:table-cell>
          <table:table-cell table:style-name="ce19" office:value-type="string" calcext:value-type="string">
            <text:p>EjVol</text:p>
          </table:table-cell>
          <table:table-cell table:style-name="ce52" office:value-type="string" calcext:value-type="string">
            <text:p>FinalVol(mL)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float" office:value="0.496543764136732" calcext:value-type="float">
            <text:p>0.496543764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140595741104335" calcext:value-type="float">
            <text:p>0.0140595741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5"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style-name="ce27" office:value-type="float" office:value="385000000" calcext:value-type="float">
            <text:p>3.850E+08</text:p>
          </table:table-cell>
          <table:table-cell table:formula="of:=[.L21]*([.N21]*0.1)" office:value-type="float" office:value="34650000" calcext:value-type="float">
            <text:p>3.465E+07</text:p>
          </table:table-cell>
          <table:table-cell table:style-name="ce36" office:value-type="float" office:value="55" calcext:value-type="float">
            <text:p>55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2"/>
          <table:table-cell table:style-name="ce41" table:formula="of:=([.R21]/[.Q21])-([.U25]/[.T25])" office:value-type="float" office:value="0.2375" calcext:value-type="float">
            <text:p>0.2375</text:p>
          </table:table-cell>
          <table:table-cell table:style-name="ce20" office:value-type="string" calcext:value-type="string">
            <text:p>Fast</text:p>
          </table:table-cell>
          <table:table-cell table:style-name="ce5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51" table:formula="of:=[.X21]*([.AA21]/10.5)" office:value-type="float" office:value="0.897959183673469" calcext:value-type="float">
            <text:p>0.8979591837</text:p>
          </table:table-cell>
          <table:table-cell table:style-name="ce51" table:formula="of:=([.Y15]*10)-(([.Y15]*10)/7)" office:value-type="float" office:value="9.42857142857143" calcext:value-type="float">
            <text:p>9.428571428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897417812142521" calcext:value-type="float">
            <text:p>0.897417812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475426928605884" calcext:value-type="float">
            <text:p>0.0475426929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Fast</text:p>
          </table:table-cell>
          <table:table-cell table:style-name="ce18"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table:style-name="ce27" office:value-type="float" office:value="385000000" calcext:value-type="float">
            <text:p>3.850E+08</text:p>
          </table:table-cell>
          <table:table-cell table:formula="of:=[.L22]*([.N22]*0.1)" office:value-type="float" office:value="103950000" calcext:value-type="float">
            <text:p>1.040E+08</text:p>
          </table:table-cell>
          <table:table-cell table:style-name="ce36" office:value-type="float" office:value="55" calcext:value-type="float">
            <text:p>55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41" table:formula="of:=([.R22]/[.Q22])-([.U25]/[.T25])" office:value-type="float" office:value="0.363636363636364" calcext:value-type="float">
            <text:p>0.3636363636</text:p>
          </table:table-cell>
          <table:table-cell table:style-name="ce21" office:value-type="string" calcext:value-type="string">
            <text:p>Fast</text:p>
          </table:table-cell>
          <table:table-cell table:style-name="ce18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51" table:formula="of:=[.X22]*([.AA21]/10.5)" office:value-type="float" office:value="2.69387755102041" calcext:value-type="float">
            <text:p>2.69387755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718159070704132" calcext:value-type="float">
            <text:p>0.7181590707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0740983309224" calcext:value-type="float">
            <text:p>0.2707409833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18"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table:style-name="ce27" office:value-type="float" office:value="385000000" calcext:value-type="float">
            <text:p>3.850E+08</text:p>
          </table:table-cell>
          <table:table-cell table:formula="of:=[.L23]*([.N23]*0.1)" office:value-type="float" office:value="69300000" calcext:value-type="float">
            <text:p>6.930E+07</text:p>
          </table:table-cell>
          <table:table-cell table:style-name="ce36" office:value-type="float" office:value="55" calcext:value-type="float">
            <text:p>55</text:p>
          </table:table-cell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41" table:formula="of:=([.R23]/[.Q23])-([.U25]/[.T25])" office:value-type="float" office:value="0.236842105263158" calcext:value-type="float">
            <text:p>0.2368421053</text:p>
          </table:table-cell>
          <table:table-cell table:style-name="ce21" office:value-type="string" calcext:value-type="string">
            <text:p>Slow</text:p>
          </table:table-cell>
          <table:table-cell table:style-name="ce18" office:value-type="float" office:value="3" calcext:value-type="float">
            <text:p>3</text:p>
          </table:table-cell>
          <table:table-cell table:style-name="ce49" office:value-type="float" office:value="3" calcext:value-type="float">
            <text:p>3</text:p>
          </table:table-cell>
          <table:table-cell table:style-name="ce51" table:formula="of:=[.X23]*([.AA21]/10.5)" office:value-type="float" office:value="2.69387755102041" calcext:value-type="float">
            <text:p>2.69387755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float" office:value="0.0253034206107259" calcext:value-type="float">
            <text:p>0.0253034206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68939300510101" calcext:value-type="float">
            <text:p>0.6893930051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 office:value-type="float" office:value="2.7" calcext:value-type="float">
            <text:p>2.7</text:p>
          </table:table-cell>
          <table:table-cell office:value-type="float" office:value="5" calcext:value-type="float">
            <text:p>5</text:p>
          </table:table-cell>
          <table:table-cell table:style-name="ce27" office:value-type="float" office:value="385000000" calcext:value-type="float">
            <text:p>3.850E+08</text:p>
          </table:table-cell>
          <table:table-cell table:formula="of:=[.L24]*([.N24]*0.1)" office:value-type="float" office:value="103950000" calcext:value-type="float">
            <text:p>1.040E+08</text:p>
          </table:table-cell>
          <table:table-cell table:style-name="ce36" office:value-type="float" office:value="55" calcext:value-type="float">
            <text:p>55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0" calcext:value-type="float">
            <text:p>0</text:p>
          </table:table-cell>
          <table:table-cell table:style-name="ce26" table:number-columns-repeated="2"/>
          <table:table-cell table:style-name="ce41" table:formula="of:=([.R24]/[.Q24])-([.U25]/[.T25])" office:value-type="float" office:value="0.25" calcext:value-type="float">
            <text:p>0.25</text:p>
          </table:table-cell>
          <table:table-cell table:style-name="ce21" office:value-type="string" calcext:value-type="string">
            <text:p>Fast</text:p>
          </table:table-cell>
          <table:table-cell table:style-name="ce18" office:value-type="float" office:value="1" calcext:value-type="float">
            <text:p>1</text:p>
          </table:table-cell>
          <table:table-cell table:style-name="ce49" office:value-type="float" office:value="4" calcext:value-type="float">
            <text:p>4</text:p>
          </table:table-cell>
          <table:table-cell table:style-name="ce51" table:formula="of:=[.X24]*([.AA21]/10.5)" office:value-type="float" office:value="0.897959183673469" calcext:value-type="float">
            <text:p>0.897959183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3" office:value-type="float" office:value="0.176837880397216" calcext:value-type="float">
            <text:p>0.1768378804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73199545312673" calcext:value-type="float">
            <text:p>0.8731995453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ast</text:p>
          </table:table-cell>
          <table:table-cell table:style-name="ce7" office:value-type="float" office:value="1.8" calcext:value-type="float">
            <text:p>1.8</text:p>
          </table:table-cell>
          <table:table-cell table:style-name="ce8" office:value-type="float" office:value="6" calcext:value-type="float">
            <text:p>6</text:p>
          </table:table-cell>
          <table:table-cell table:style-name="ce27" office:value-type="float" office:value="385000000" calcext:value-type="float">
            <text:p>3.850E+08</text:p>
          </table:table-cell>
          <table:table-cell table:style-name="ce29" table:formula="of:=[.L25]*([.N25]*0.1)" office:value-type="float" office:value="69300000" calcext:value-type="float">
            <text:p>6.930E+07</text:p>
          </table:table-cell>
          <table:table-cell table:style-name="ce37" office:value-type="float" office:value="55" calcext:value-type="float">
            <text:p>55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42" table:formula="of:=([.R25]/[.Q25])" office:value-type="float" office:value="0.557142857142857" calcext:value-type="float">
            <text:p>0.5571428571</text:p>
          </table:table-cell>
          <table:table-cell table:style-name="ce21" office:value-type="string" calcext:value-type="string">
            <text:p>Slow</text:p>
          </table:table-cell>
          <table:table-cell table:style-name="ce18" office:value-type="float" office:value="2" calcext:value-type="float">
            <text:p>2</text:p>
          </table:table-cell>
          <table:table-cell table:style-name="ce49" office:value-type="float" office:value="5" calcext:value-type="float">
            <text:p>5</text:p>
          </table:table-cell>
          <table:table-cell table:style-name="ce51" table:formula="of:=[.X25]*([.AA21]/10.5)" office:value-type="float" office:value="1.79591836734694" calcext:value-type="float">
            <text:p>1.795918367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1" office:value-type="float" office:value="0.318061995087191" calcext:value-type="float">
            <text:p>0.3180619951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60790282068774" calcext:value-type="float">
            <text:p>0.1607902821</text:p>
          </table:table-cell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Fast</text:p>
          </table:table-cell>
          <table:table-cell table:style-name="ce23" office:value-type="float" office:value="3.18367346938775" calcext:value-type="float">
            <text:p>3.18</text:p>
          </table:table-cell>
          <table:table-cell table:style-name="ce9" office:value-type="float" office:value="1" calcext:value-type="float">
            <text:p>1</text:p>
          </table:table-cell>
          <table:table-cell table:style-name="ce27" office:value-type="float" office:value="1065000000" calcext:value-type="float">
            <text:p>1.065E+09</text:p>
          </table:table-cell>
          <table:table-cell table:style-name="ce27" table:formula="of:=[.L26]*([.N26]*0.1)" office:value-type="float" office:value="339061224.489796" calcext:value-type="float">
            <text:p>3.391E+08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40" table:formula="of:=([.R26]/[.Q26])-([.U31]/[.T31])" office:value-type="float" office:value="0.36" calcext:value-type="float">
            <text:p>0.36</text:p>
          </table:table-cell>
          <table:table-cell table:style-name="ce22" office:value-type="string" calcext:value-type="string">
            <text:p>Slow</text:p>
          </table:table-cell>
          <table:table-cell table:style-name="ce7" office:value-type="float" office:value="2" calcext:value-type="float">
            <text:p>2</text:p>
          </table:table-cell>
          <table:table-cell table:style-name="ce49" office:value-type="float" office:value="6" calcext:value-type="float">
            <text:p>6</text:p>
          </table:table-cell>
          <table:table-cell table:style-name="ce51" table:formula="of:=[.X26]*([.AA21]/10.5)" office:value-type="float" office:value="1.79591836734694" calcext:value-type="float">
            <text:p>1.795918367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195523851085454" calcext:value-type="float">
            <text:p>0.1955238511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80657694442198" calcext:value-type="float">
            <text:p>0.280657694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24" office:value-type="float" office:value="2.12244897959184" calcext:value-type="float">
            <text:p>2.12</text:p>
          </table:table-cell>
          <table:table-cell table:style-name="ce18" office:value-type="float" office:value="2" calcext:value-type="float">
            <text:p>2</text:p>
          </table:table-cell>
          <table:table-cell table:style-name="ce27" office:value-type="float" office:value="1065000000" calcext:value-type="float">
            <text:p>1.065E+09</text:p>
          </table:table-cell>
          <table:table-cell table:formula="of:=[.L27]*([.N27]*0.1)" office:value-type="float" office:value="226040816.326531" calcext:value-type="float">
            <text:p>2.260E+08</text:p>
          </table:table-cell>
          <table:table-cell table:style-name="ce36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2"/>
          <table:table-cell table:style-name="ce41" table:formula="of:=([.R27]/[.Q27])-([.U31]/[.T31])" office:value-type="float" office:value="0.55" calcext:value-type="float">
            <text:p>0.55</text:p>
          </table:table-cell>
          <table:table-cell table:style-name="ce48" office:value-type="string" calcext:value-type="string">
            <text:p>Total</text:p>
          </table:table-cell>
          <table:table-cell table:style-name="ce49" table:formula="of:=SUM([.X21:.X26])" office:value-type="float" office:value="12" calcext:value-type="float">
            <text:p>12</text:p>
          </table:table-cell>
          <table:table-cell table:style-name="ce49"/>
          <table:table-cell table:style-name="ce51" table:formula="of:=SUM([.Z21:.Z26])" office:value-type="float" office:value="10.7755102040816" calcext:value-type="float">
            <text:p>10.775510204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365923614474013" calcext:value-type="float">
            <text:p>0.3659236145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22513245046139" calcext:value-type="float">
            <text:p>0.322513245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24" office:value-type="float" office:value="2.12244897959184" calcext:value-type="float">
            <text:p>2.12</text:p>
          </table:table-cell>
          <table:table-cell table:style-name="ce18" office:value-type="float" office:value="3" calcext:value-type="float">
            <text:p>3</text:p>
          </table:table-cell>
          <table:table-cell table:style-name="ce27" office:value-type="float" office:value="1065000000" calcext:value-type="float">
            <text:p>1.065E+09</text:p>
          </table:table-cell>
          <table:table-cell table:formula="of:=[.L28]*([.N28]*0.1)" office:value-type="float" office:value="226040816.326531" calcext:value-type="float">
            <text:p>2.260E+08</text:p>
          </table:table-cell>
          <table:table-cell table:style-name="ce36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41" table:formula="of:=([.R28]/[.Q28])-([.U31]/[.T31])" office:value-type="float" office:value="0.45" calcext:value-type="float">
            <text:p>0.45</text:p>
          </table:table-cell>
          <table:table-cell table:number-columns-repeated="4"/>
          <table:table-cell table:style-name="ce53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float" office:value="0.329431557329372" calcext:value-type="float">
            <text:p>0.3294315573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738988618599251" calcext:value-type="float">
            <text:p>0.7389886186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24" office:value-type="float" office:value="1.06122448979592" calcext:value-type="float">
            <text:p>1.06</text:p>
          </table:table-cell>
          <table:table-cell table:style-name="ce18" office:value-type="float" office:value="4" calcext:value-type="float">
            <text:p>4</text:p>
          </table:table-cell>
          <table:table-cell table:style-name="ce27" office:value-type="float" office:value="1065000000" calcext:value-type="float">
            <text:p>1.065E+09</text:p>
          </table:table-cell>
          <table:table-cell table:formula="of:=[.L29]*([.N29]*0.1)" office:value-type="float" office:value="113020408.163265" calcext:value-type="float">
            <text:p>1.130E+08</text:p>
          </table:table-cell>
          <table:table-cell table:style-name="ce36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41" table:formula="of:=([.R29]/[.Q29])-([.U31]/[.T31])" office:value-type="float" office:value="0.32" calcext:value-type="float">
            <text:p>0.32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776706098113209" calcext:value-type="float">
            <text:p>0.7767060981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841765031218529" calcext:value-type="float">
            <text:p>0.841765031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24" office:value-type="float" office:value="3.18367346938775" calcext:value-type="float">
            <text:p>3.18</text:p>
          </table:table-cell>
          <table:table-cell table:style-name="ce18" office:value-type="float" office:value="5" calcext:value-type="float">
            <text:p>5</text:p>
          </table:table-cell>
          <table:table-cell table:style-name="ce27" office:value-type="float" office:value="1065000000" calcext:value-type="float">
            <text:p>1.065E+09</text:p>
          </table:table-cell>
          <table:table-cell table:formula="of:=[.L30]*([.N30]*0.1)" office:value-type="float" office:value="339061224.489796" calcext:value-type="float">
            <text:p>3.391E+08</text:p>
          </table:table-cell>
          <table:table-cell table:style-name="ce36"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5" calcext:value-type="float">
            <text:p>5</text:p>
          </table:table-cell>
          <table:table-cell table:style-name="ce26" table:number-columns-repeated="2"/>
          <table:table-cell table:style-name="ce41" table:formula="of:=([.R30]/[.Q30])-([.U31]/[.T31])" office:value-type="float" office:value="0.466744186046512" calcext:value-type="float">
            <text:p>0.466744186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3" office:value-type="float" office:value="0.584081920096651" calcext:value-type="float">
            <text:p>0.5840819201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86935321940109" calcext:value-type="float">
            <text:p>0.986935321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low</text:p>
          </table:table-cell>
          <table:table-cell table:style-name="ce25" office:value-type="float" office:value="1.06122448979592" calcext:value-type="float">
            <text:p>1.06</text:p>
          </table:table-cell>
          <table:table-cell table:style-name="ce7" office:value-type="float" office:value="6" calcext:value-type="float">
            <text:p>6</text:p>
          </table:table-cell>
          <table:table-cell table:style-name="ce27" office:value-type="float" office:value="1065000000" calcext:value-type="float">
            <text:p>1.065E+09</text:p>
          </table:table-cell>
          <table:table-cell table:style-name="ce29" table:formula="of:=[.L31]*([.N31]*0.1)" office:value-type="float" office:value="113020408.163265" calcext:value-type="float">
            <text:p>1.130E+08</text:p>
          </table:table-cell>
          <table:table-cell table:style-name="ce37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</text:p>
          </table:table-cell>
          <table:table-cell table:style-name="ce42" table:formula="of:=([.R31]/[.Q31])-([.U31]/[.T31])" office:value-type="float" office:value="0.33" calcext:value-type="float">
            <text:p>0.33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1" office:value-type="float" office:value="0.318061995087191" calcext:value-type="float">
            <text:p>0.3180619951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60790282068774" calcext:value-type="float">
            <text:p>0.1607902821</text:p>
          </table:table-cell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Fast</text:p>
          </table:table-cell>
          <table:table-cell table:style-name="ce23" office:value-type="float" office:value="3.18367346938775" calcext:value-type="float">
            <text:p>3.18</text:p>
          </table:table-cell>
          <table:table-cell table:style-name="ce9" office:value-type="float" office:value="1" calcext:value-type="float">
            <text:p>1</text:p>
          </table:table-cell>
          <table:table-cell table:style-name="ce27" office:value-type="float" office:value="1065000000" calcext:value-type="float">
            <text:p>1.065E+09</text:p>
          </table:table-cell>
          <table:table-cell table:style-name="ce27" table:formula="of:=[.L32]*([.N32]*0.1)" office:value-type="float" office:value="339061224.489796" calcext:value-type="float">
            <text:p>3.391E+08</text:p>
          </table:table-cell>
          <table:table-cell table:style-name="ce35" office:value-type="float" office:value="55" calcext:value-type="float">
            <text:p>55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40" table:formula="of:=([.R32]/[.Q32])-([.U37]/[.T37])" office:value-type="float" office:value="0.63" calcext:value-type="float">
            <text:p>0.63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float" office:value="0.195523851085454" calcext:value-type="float">
            <text:p>0.1955238511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80657694442198" calcext:value-type="float">
            <text:p>0.280657694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24" office:value-type="float" office:value="2.12244897959184" calcext:value-type="float">
            <text:p>2.12</text:p>
          </table:table-cell>
          <table:table-cell table:style-name="ce18" office:value-type="float" office:value="2" calcext:value-type="float">
            <text:p>2</text:p>
          </table:table-cell>
          <table:table-cell table:style-name="ce27" office:value-type="float" office:value="1065000000" calcext:value-type="float">
            <text:p>1.065E+09</text:p>
          </table:table-cell>
          <table:table-cell table:formula="of:=[.L33]*([.N33]*0.1)" office:value-type="float" office:value="226040816.326531" calcext:value-type="float">
            <text:p>2.260E+08</text:p>
          </table:table-cell>
          <table:table-cell table:style-name="ce36"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2"/>
          <table:table-cell table:style-name="ce41" table:formula="of:=([.R33]/[.Q33])-([.U37]/[.T37])" office:value-type="float" office:value="0.69" calcext:value-type="float">
            <text:p>0.69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float" office:value="0.365923614474013" calcext:value-type="float">
            <text:p>0.3659236145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22513245046139" calcext:value-type="float">
            <text:p>0.322513245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24" office:value-type="float" office:value="2.12244897959184" calcext:value-type="float">
            <text:p>2.12</text:p>
          </table:table-cell>
          <table:table-cell table:style-name="ce18" office:value-type="float" office:value="3" calcext:value-type="float">
            <text:p>3</text:p>
          </table:table-cell>
          <table:table-cell table:style-name="ce27" office:value-type="float" office:value="1065000000" calcext:value-type="float">
            <text:p>1.065E+09</text:p>
          </table:table-cell>
          <table:table-cell table:formula="of:=[.L34]*([.N34]*0.1)" office:value-type="float" office:value="226040816.326531" calcext:value-type="float">
            <text:p>2.260E+08</text:p>
          </table:table-cell>
          <table:table-cell table:style-name="ce36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41" table:formula="of:=([.R34]/[.Q34])-([.U37]/[.T37])" office:value-type="float" office:value="0.59" calcext:value-type="float">
            <text:p>0.59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329431557329372" calcext:value-type="float">
            <text:p>0.3294315573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738988618599251" calcext:value-type="float">
            <text:p>0.7389886186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24" office:value-type="float" office:value="1.06122448979592" calcext:value-type="float">
            <text:p>1.06</text:p>
          </table:table-cell>
          <table:table-cell table:style-name="ce18" office:value-type="float" office:value="4" calcext:value-type="float">
            <text:p>4</text:p>
          </table:table-cell>
          <table:table-cell table:style-name="ce27" office:value-type="float" office:value="1065000000" calcext:value-type="float">
            <text:p>1.065E+09</text:p>
          </table:table-cell>
          <table:table-cell table:formula="of:=[.L35]*([.N35]*0.1)" office:value-type="float" office:value="113020408.163265" calcext:value-type="float">
            <text:p>1.130E+08</text:p>
          </table:table-cell>
          <table:table-cell table:style-name="ce36"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41" table:formula="of:=([.R35]/[.Q35])-([.U37]/[.T37])" office:value-type="float" office:value="0.385833333333333" calcext:value-type="float">
            <text:p>0.3858333333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776706098113209" calcext:value-type="float">
            <text:p>0.7767060981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841765031218529" calcext:value-type="float">
            <text:p>0.841765031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24" office:value-type="float" office:value="3.18367346938775" calcext:value-type="float">
            <text:p>3.18</text:p>
          </table:table-cell>
          <table:table-cell table:style-name="ce18" office:value-type="float" office:value="5" calcext:value-type="float">
            <text:p>5</text:p>
          </table:table-cell>
          <table:table-cell table:style-name="ce27" office:value-type="float" office:value="1065000000" calcext:value-type="float">
            <text:p>1.065E+09</text:p>
          </table:table-cell>
          <table:table-cell table:formula="of:=[.L36]*([.N36]*0.1)" office:value-type="float" office:value="339061224.489796" calcext:value-type="float">
            <text:p>3.391E+08</text:p>
          </table:table-cell>
          <table:table-cell table:style-name="ce36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1" calcext:value-type="float">
            <text:p>1</text:p>
          </table:table-cell>
          <table:table-cell table:style-name="ce26" table:number-columns-repeated="2"/>
          <table:table-cell table:style-name="ce41" table:formula="of:=([.R36]/[.Q36])-([.U37]/[.T37])" office:value-type="float" office:value="0.59" calcext:value-type="float">
            <text:p>0.59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3" office:value-type="float" office:value="0.584081920096651" calcext:value-type="float">
            <text:p>0.5840819201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86935321940109" calcext:value-type="float">
            <text:p>0.986935321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low</text:p>
          </table:table-cell>
          <table:table-cell table:style-name="ce25" office:value-type="float" office:value="1.06122448979592" calcext:value-type="float">
            <text:p>1.06</text:p>
          </table:table-cell>
          <table:table-cell table:style-name="ce7" office:value-type="float" office:value="6" calcext:value-type="float">
            <text:p>6</text:p>
          </table:table-cell>
          <table:table-cell table:style-name="ce27" office:value-type="float" office:value="1065000000" calcext:value-type="float">
            <text:p>1.065E+09</text:p>
          </table:table-cell>
          <table:table-cell table:style-name="ce29" table:formula="of:=[.L37]*([.N37]*0.1)" office:value-type="float" office:value="113020408.163265" calcext:value-type="float">
            <text:p>1.130E+08</text:p>
          </table:table-cell>
          <table:table-cell table:style-name="ce37" office:value-type="float" office:value="55" calcext:value-type="float">
            <text:p>55</text:p>
          </table:table-cell>
          <table:table-cell table:style-name="ce8" office:value-type="float" office:value="67" calcext:value-type="float">
            <text:p>67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</text:p>
          </table:table-cell>
          <table:table-cell table:style-name="ce42" table:formula="of:=([.R37]/[.Q37])-([.U37]/[.T37])" office:value-type="float" office:value="0.452686567164179" calcext:value-type="float">
            <text:p>0.4526865672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1" office:value-type="float" office:value="0.335975243477151" calcext:value-type="float">
            <text:p>0.3359752435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507158942054957" calcext:value-type="float">
            <text:p>0.0507158942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Fast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1" calcext:value-type="float">
            <text:p>1</text:p>
          </table:table-cell>
          <table:table-cell table:style-name="ce27" office:value-type="float" office:value="357142857.142857" calcext:value-type="float">
            <text:p>3.571E+08</text:p>
          </table:table-cell>
          <table:table-cell table:style-name="ce27" table:formula="of:=[.L38]*([.N38]*0.1)" office:value-type="float" office:value="32142857.1428571" calcext:value-type="float">
            <text:p>3.214E+07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40" table:formula="of:=([.R38]/[.Q38])-([.U43]/[.T43])" office:value-type="float" office:value="0.128648648648649" calcext:value-type="float">
            <text:p>0.1286486486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989973475690931" calcext:value-type="float">
            <text:p>0.9899734757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2734336364083" calcext:value-type="float">
            <text:p>0.4273433636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Fast</text:p>
          </table:table-cell>
          <table:table-cell table:style-name="ce18" office:value-type="float" office:value="2.7" calcext:value-type="float">
            <text:p>2.7</text:p>
          </table:table-cell>
          <table:table-cell table:style-name="ce18" office:value-type="float" office:value="2" calcext:value-type="float">
            <text:p>2</text:p>
          </table:table-cell>
          <table:table-cell table:style-name="ce27" office:value-type="float" office:value="357142857.142857" calcext:value-type="float">
            <text:p>3.571E+08</text:p>
          </table:table-cell>
          <table:table-cell table:formula="of:=[.L39]*([.N39]*0.1)" office:value-type="float" office:value="96428571.4285714" calcext:value-type="float">
            <text:p>9.643E+07</text:p>
          </table:table-cell>
          <table:table-cell table:style-name="ce36" office:value-type="float" office:value="5" calcext:value-type="float">
            <text:p>5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41" table:formula="of:=([.R39]/[.Q39])-([.U43]/[.T43])" office:value-type="float" office:value="0.43" calcext:value-type="float">
            <text:p>0.43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float" office:value="0.62329521169886" calcext:value-type="float">
            <text:p>0.6232952117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62136729620397" calcext:value-type="float">
            <text:p>0.4621367296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 office:value-type="float" office:value="2.7" calcext:value-type="float">
            <text:p>2.7</text:p>
          </table:table-cell>
          <table:table-cell table:style-name="ce18" office:value-type="float" office:value="3" calcext:value-type="float">
            <text:p>3</text:p>
          </table:table-cell>
          <table:table-cell table:style-name="ce27" office:value-type="float" office:value="357142857.142857" calcext:value-type="float">
            <text:p>3.571E+08</text:p>
          </table:table-cell>
          <table:table-cell table:formula="of:=[.L40]*([.N40]*0.1)" office:value-type="float" office:value="96428571.4285714" calcext:value-type="float">
            <text:p>9.643E+07</text:p>
          </table:table-cell>
          <table:table-cell table:style-name="ce36" office:value-type="float" office:value="5" calcext:value-type="float">
            <text:p>5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41" table:formula="of:=([.R40]/[.Q40])-([.U43]/[.T43])" office:value-type="float" office:value="0.42" calcext:value-type="float">
            <text:p>0.42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string" calcext:value-type="string">
            <text:p>`</text:p>
          </table:table-cell>
          <table:table-cell table:number-columns-repeated="995"/>
        </table:table-row>
        <table:table-row table:style-name="ro1">
          <table:table-cell table:style-name="ce2" office:value-type="float" office:value="0.768828088184819" calcext:value-type="float">
            <text:p>0.7688280882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619683113181964" calcext:value-type="float">
            <text:p>0.6196831132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18" office:value-type="float" office:value="0.9" calcext:value-type="float">
            <text:p>0.9</text:p>
          </table:table-cell>
          <table:table-cell table:style-name="ce18" office:value-type="float" office:value="4" calcext:value-type="float">
            <text:p>4</text:p>
          </table:table-cell>
          <table:table-cell table:style-name="ce27" office:value-type="float" office:value="357142857.142857" calcext:value-type="float">
            <text:p>3.571E+08</text:p>
          </table:table-cell>
          <table:table-cell table:formula="of:=[.L41]*([.N41]*0.1)" office:value-type="float" office:value="32142857.1428571" calcext:value-type="float">
            <text:p>3.214E+07</text:p>
          </table:table-cell>
          <table:table-cell table:style-name="ce36" office:value-type="float" office:value="5" calcext:value-type="float">
            <text:p>5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41" table:formula="of:=([.R41]/[.Q41])-([.U43]/[.T43])" office:value-type="float" office:value="0.18" calcext:value-type="float">
            <text:p>0.18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525291868951172" calcext:value-type="float">
            <text:p>0.525291869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637332211481407" calcext:value-type="float">
            <text:p>0.6373322115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18" office:value-type="float" office:value="1.8" calcext:value-type="float">
            <text:p>1.8</text:p>
          </table:table-cell>
          <table:table-cell table:style-name="ce18" office:value-type="float" office:value="5" calcext:value-type="float">
            <text:p>5</text:p>
          </table:table-cell>
          <table:table-cell table:style-name="ce27" office:value-type="float" office:value="357142857.142857" calcext:value-type="float">
            <text:p>3.571E+08</text:p>
          </table:table-cell>
          <table:table-cell table:formula="of:=[.L42]*([.N42]*0.1)" office:value-type="float" office:value="64285714.2857143" calcext:value-type="float">
            <text:p>6.429E+07</text:p>
          </table:table-cell>
          <table:table-cell table:style-name="ce36" office:value-type="float" office:value="5" calcext:value-type="float">
            <text:p>5</text:p>
          </table:table-cell>
          <table:table-cell table:style-name="ce26" office:value-type="float" office:value="90" calcext:value-type="float">
            <text:p>90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0" calcext:value-type="float">
            <text:p>0</text:p>
          </table:table-cell>
          <table:table-cell table:style-name="ce26" table:number-columns-repeated="2"/>
          <table:table-cell table:style-name="ce41" table:formula="of:=([.R42]/[.Q42])-([.U43]/[.T43])" office:value-type="float" office:value="0.135555555555556" calcext:value-type="float">
            <text:p>0.1355555556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3" office:value-type="float" office:value="0.435574227478355" calcext:value-type="float">
            <text:p>0.4355742275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67401063907892" calcext:value-type="float">
            <text:p>0.8674010639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Slow</text:p>
          </table:table-cell>
          <table:table-cell table:style-name="ce7" office:value-type="float" office:value="1.8" calcext:value-type="float">
            <text:p>1.8</text:p>
          </table:table-cell>
          <table:table-cell table:style-name="ce7" office:value-type="float" office:value="6" calcext:value-type="float">
            <text:p>6</text:p>
          </table:table-cell>
          <table:table-cell table:style-name="ce27" office:value-type="float" office:value="357142857.142857" calcext:value-type="float">
            <text:p>3.571E+08</text:p>
          </table:table-cell>
          <table:table-cell table:style-name="ce29" table:formula="of:=[.L43]*([.N43]*0.1)" office:value-type="float" office:value="64285714.2857143" calcext:value-type="float">
            <text:p>6.429E+07</text:p>
          </table:table-cell>
          <table:table-cell table:style-name="ce37" office:value-type="float" office:value="5" calcext:value-type="float">
            <text:p>5</text:p>
          </table:table-cell>
          <table:table-cell table:style-name="ce8" office:value-type="float" office:value="61" calcext:value-type="float">
            <text:p>6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" calcext:value-type="float">
            <text:p>2</text:p>
          </table:table-cell>
          <table:table-cell table:style-name="ce42" table:formula="of:=([.R43]/[.Q43])-([.U43]/[.T43])" office:value-type="float" office:value="0.38983606557377" calcext:value-type="float">
            <text:p>0.3898360656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1" office:value-type="float" office:value="0.335975243477151" calcext:value-type="float">
            <text:p>0.3359752435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507158942054957" calcext:value-type="float">
            <text:p>0.0507158942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Fast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1" calcext:value-type="float">
            <text:p>1</text:p>
          </table:table-cell>
          <table:table-cell table:style-name="ce27" office:value-type="float" office:value="357142857.142857" calcext:value-type="float">
            <text:p>3.571E+08</text:p>
          </table:table-cell>
          <table:table-cell table:style-name="ce27" table:formula="of:=[.L44]*([.N44]*0.1)" office:value-type="float" office:value="32142857.1428571" calcext:value-type="float">
            <text:p>3.214E+07</text:p>
          </table:table-cell>
          <table:table-cell table:style-name="ce35" office:value-type="float" office:value="55" calcext:value-type="float">
            <text:p>55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40" table:formula="of:=([.R44]/[.Q44])-([.U49]/[.T49])" office:value-type="float" office:value="0.177802197802198" calcext:value-type="float">
            <text:p>0.1778021978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989973475690931" calcext:value-type="float">
            <text:p>0.9899734757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2734336364083" calcext:value-type="float">
            <text:p>0.4273433636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Fast</text:p>
          </table:table-cell>
          <table:table-cell table:style-name="ce18" office:value-type="float" office:value="2.7" calcext:value-type="float">
            <text:p>2.7</text:p>
          </table:table-cell>
          <table:table-cell table:style-name="ce18" office:value-type="float" office:value="2" calcext:value-type="float">
            <text:p>2</text:p>
          </table:table-cell>
          <table:table-cell table:style-name="ce27" office:value-type="float" office:value="357142857.142857" calcext:value-type="float">
            <text:p>3.571E+08</text:p>
          </table:table-cell>
          <table:table-cell table:formula="of:=[.L45]*([.N45]*0.1)" office:value-type="float" office:value="96428571.4285714" calcext:value-type="float">
            <text:p>9.643E+07</text:p>
          </table:table-cell>
          <table:table-cell table:style-name="ce36" office:value-type="float" office:value="55" calcext:value-type="float">
            <text:p>55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41" table:formula="of:=([.R45]/[.Q45])-([.U49]/[.T49])" office:value-type="float" office:value="0.175652173913043" calcext:value-type="float">
            <text:p>0.1756521739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2" office:value-type="float" office:value="0.62329521169886" calcext:value-type="float">
            <text:p>0.6232952117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62136729620397" calcext:value-type="float">
            <text:p>0.4621367296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 office:value-type="float" office:value="2.7" calcext:value-type="float">
            <text:p>2.7</text:p>
          </table:table-cell>
          <table:table-cell table:style-name="ce18" office:value-type="float" office:value="3" calcext:value-type="float">
            <text:p>3</text:p>
          </table:table-cell>
          <table:table-cell table:style-name="ce27" office:value-type="float" office:value="357142857.142857" calcext:value-type="float">
            <text:p>3.571E+08</text:p>
          </table:table-cell>
          <table:table-cell table:formula="of:=[.L46]*([.N46]*0.1)" office:value-type="float" office:value="96428571.4285714" calcext:value-type="float">
            <text:p>9.643E+07</text:p>
          </table:table-cell>
          <table:table-cell table:style-name="ce36" office:value-type="float" office:value="55" calcext:value-type="float">
            <text:p>55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41" table:formula="of:=([.R46]/[.Q46])-([.U49]/[.T49])" office:value-type="float" office:value="0.525454545454545" calcext:value-type="float">
            <text:p>0.5254545455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768828088184819" calcext:value-type="float">
            <text:p>0.7688280882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619683113181964" calcext:value-type="float">
            <text:p>0.6196831132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18" office:value-type="float" office:value="0.9" calcext:value-type="float">
            <text:p>0.9</text:p>
          </table:table-cell>
          <table:table-cell table:style-name="ce18" office:value-type="float" office:value="4" calcext:value-type="float">
            <text:p>4</text:p>
          </table:table-cell>
          <table:table-cell table:style-name="ce27" office:value-type="float" office:value="357142857.142857" calcext:value-type="float">
            <text:p>3.571E+08</text:p>
          </table:table-cell>
          <table:table-cell table:formula="of:=[.L47]*([.N47]*0.1)" office:value-type="float" office:value="32142857.1428571" calcext:value-type="float">
            <text:p>3.214E+07</text:p>
          </table:table-cell>
          <table:table-cell table:style-name="ce36" office:value-type="float" office:value="55" calcext:value-type="float">
            <text:p>55</text:p>
          </table:table-cell>
          <table:table-cell table:style-name="ce26" office:value-type="float" office:value="86" calcext:value-type="float">
            <text:p>86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41" table:formula="of:=([.R47]/[.Q47])-([.U49]/[.T49])" office:value-type="float" office:value="0.166046511627907" calcext:value-type="float">
            <text:p>0.1660465116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float" office:value="0.525291868951172" calcext:value-type="float">
            <text:p>0.525291869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637332211481407" calcext:value-type="float">
            <text:p>0.6373322115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18" office:value-type="float" office:value="1.8" calcext:value-type="float">
            <text:p>1.8</text:p>
          </table:table-cell>
          <table:table-cell table:style-name="ce18" office:value-type="float" office:value="5" calcext:value-type="float">
            <text:p>5</text:p>
          </table:table-cell>
          <table:table-cell table:style-name="ce27" office:value-type="float" office:value="357142857.142857" calcext:value-type="float">
            <text:p>3.571E+08</text:p>
          </table:table-cell>
          <table:table-cell table:formula="of:=[.L48]*([.N48]*0.1)" office:value-type="float" office:value="64285714.2857143" calcext:value-type="float">
            <text:p>6.429E+07</text:p>
          </table:table-cell>
          <table:table-cell table:style-name="ce36" office:value-type="float" office:value="55" calcext:value-type="float">
            <text:p>55</text:p>
          </table:table-cell>
          <table:table-cell table:style-name="ce26" office:value-type="float" office:value="74" calcext:value-type="float">
            <text:p>74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" calcext:value-type="float">
            <text:p>1</text:p>
          </table:table-cell>
          <table:table-cell table:style-name="ce26" table:number-columns-repeated="2"/>
          <table:table-cell table:style-name="ce41" table:formula="of:=([.R48]/[.Q48])-([.U49]/[.T49])" office:value-type="float" office:value="0.155675675675676" calcext:value-type="float">
            <text:p>0.1556756757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3" office:value-type="float" office:value="0.435574227478355" calcext:value-type="float">
            <text:p>0.4355742275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67401063907892" calcext:value-type="float">
            <text:p>0.8674010639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Slow</text:p>
          </table:table-cell>
          <table:table-cell table:style-name="ce7" office:value-type="float" office:value="1.8" calcext:value-type="float">
            <text:p>1.8</text:p>
          </table:table-cell>
          <table:table-cell table:style-name="ce7" office:value-type="float" office:value="6" calcext:value-type="float">
            <text:p>6</text:p>
          </table:table-cell>
          <table:table-cell table:style-name="ce27" office:value-type="float" office:value="357142857.142857" calcext:value-type="float">
            <text:p>3.571E+08</text:p>
          </table:table-cell>
          <table:table-cell table:style-name="ce29" table:formula="of:=[.L49]*([.N49]*0.1)" office:value-type="float" office:value="64285714.2857143" calcext:value-type="float">
            <text:p>6.429E+07</text:p>
          </table:table-cell>
          <table:table-cell table:style-name="ce37" office:value-type="float" office:value="55" calcext:value-type="float">
            <text:p>55</text:p>
          </table:table-cell>
          <table:table-cell table:style-name="ce8" office:value-type="float" office:value="51" calcext:value-type="float">
            <text:p>5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" calcext:value-type="float">
            <text:p>2</text:p>
          </table:table-cell>
          <table:table-cell table:style-name="ce42" table:formula="of:=([.R49]/[.Q49])-([.U49]/[.T49])" office:value-type="float" office:value="0.313333333333333" calcext:value-type="float">
            <text:p>0.3133333333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1" office:value-type="float" office:value="0.50350256357342" calcext:value-type="float">
            <text:p>0.5035025636</text:p>
          </table:table-cell>
          <table:table-cell table:style-name="ce5"/>
          <table:table-cell table:style-name="ce10"/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290774335153401" calcext:value-type="float">
            <text:p>0.0290774335</text:p>
          </table:table-cell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Fast</text:p>
          </table:table-cell>
          <table:table-cell table:style-name="ce9"/>
          <table:table-cell table:style-name="ce5" office:value-type="float" office:value="1" calcext:value-type="float">
            <text:p>1</text:p>
          </table:table-cell>
          <table:table-cell table:style-name="ce27"/>
          <table:table-cell table:style-name="ce27" table:formula="of:=[.L50]*([.N50]*0.1)" office:value-type="float" office:value="0" calcext:value-type="float">
            <text:p>0.000E+00</text:p>
          </table:table-cell>
          <table:table-cell table:style-name="ce35" office:value-type="float" office:value="5" calcext:value-type="float">
            <text:p>5</text:p>
          </table:table-cell>
          <table:table-cell table:style-name="ce9" table:number-columns-repeated="5"/>
          <table:table-cell table:style-name="ce40" table:formula="of:=([.R50]/[.Q50])-([.U55]/[.T55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818343803286552" calcext:value-type="float">
            <text:p>0.8183438033</text:p>
          </table:table-cell>
          <table:table-cell table:style-name="ce6"/>
          <table:table-cell table:style-name="ce11"/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796767368447036" calcext:value-type="float">
            <text:p>0.0796767368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26"/>
          <table:table-cell table:style-name="ce18" office:value-type="float" office:value="2" calcext:value-type="float">
            <text:p>2</text:p>
          </table:table-cell>
          <table:table-cell table:style-name="ce28"/>
          <table:table-cell table:formula="of:=[.L51]*([.N51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style-name="ce26" table:number-columns-repeated="5"/>
          <table:table-cell table:style-name="ce41" table:formula="of:=([.R51]/[.Q51])-([.U55]/[.T55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float" office:value="0.655352788977325" calcext:value-type="float">
            <text:p>0.655352789</text:p>
          </table:table-cell>
          <table:table-cell table:style-name="ce6"/>
          <table:table-cell table:style-name="ce11"/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194197593489662" calcext:value-type="float">
            <text:p>0.1941975935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26"/>
          <table:table-cell table:style-name="ce18" office:value-type="float" office:value="3" calcext:value-type="float">
            <text:p>3</text:p>
          </table:table-cell>
          <table:table-cell table:style-name="ce28"/>
          <table:table-cell table:formula="of:=[.L52]*([.N52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style-name="ce26" table:number-columns-repeated="5"/>
          <table:table-cell table:style-name="ce41" table:formula="of:=([.R52]/[.Q52])-([.U55]/[.T55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40644348715432" calcext:value-type="float">
            <text:p>0.4064434872</text:p>
          </table:table-cell>
          <table:table-cell table:style-name="ce6"/>
          <table:table-cell table:style-name="ce11"/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7498540757224" calcext:value-type="float">
            <text:p>0.3749854076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26"/>
          <table:table-cell table:style-name="ce18" office:value-type="float" office:value="4" calcext:value-type="float">
            <text:p>4</text:p>
          </table:table-cell>
          <table:table-cell table:style-name="ce28"/>
          <table:table-cell table:formula="of:=[.L53]*([.N53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style-name="ce26" table:number-columns-repeated="5"/>
          <table:table-cell table:style-name="ce41" table:formula="of:=([.R53]/[.Q53])-([.U55]/[.T55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587530225282535" calcext:value-type="float">
            <text:p>0.5875302253</text:p>
          </table:table-cell>
          <table:table-cell/>
          <table:table-cell table:style-name="ce11"/>
          <table:table-cell office:value-type="float" office:value="5" calcext:value-type="float">
            <text:p>5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729140647454187" calcext:value-type="float">
            <text:p>0.7291406475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26"/>
          <table:table-cell table:style-name="ce18" office:value-type="float" office:value="5" calcext:value-type="float">
            <text:p>5</text:p>
          </table:table-cell>
          <table:table-cell table:style-name="ce28"/>
          <table:table-cell table:formula="of:=[.L54]*([.N54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style-name="ce18" table:number-columns-repeated="3"/>
          <table:table-cell table:style-name="ce26" table:number-columns-repeated="2"/>
          <table:table-cell table:style-name="ce41" table:formula="of:=([.R54]/[.Q54])-([.U55]/[.T55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table:style-name="ce3" office:value-type="float" office:value="0.208872184855863" calcext:value-type="float">
            <text:p>0.2088721849</text:p>
          </table:table-cell>
          <table:table-cell table:style-name="ce8"/>
          <table:table-cell table:style-name="ce12"/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67410423560068" calcext:value-type="float">
            <text:p>0.967410423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ast</text:p>
          </table:table-cell>
          <table:table-cell table:style-name="ce8"/>
          <table:table-cell table:style-name="ce7" office:value-type="float" office:value="6" calcext:value-type="float">
            <text:p>6</text:p>
          </table:table-cell>
          <table:table-cell table:style-name="ce29"/>
          <table:table-cell table:style-name="ce29" table:formula="of:=[.L55]*([.N55]*0.1)" office:value-type="float" office:value="0" calcext:value-type="float">
            <text:p>0.000E+00</text:p>
          </table:table-cell>
          <table:table-cell table:style-name="ce37" office:value-type="float" office:value="5" calcext:value-type="float">
            <text:p>5</text:p>
          </table:table-cell>
          <table:table-cell table:style-name="ce7" table:number-columns-repeated="3"/>
          <table:table-cell table:style-name="ce8" office:value-type="float" office:value="100" calcext:value-type="float">
            <text:p>100</text:p>
          </table:table-cell>
          <table:table-cell table:style-name="ce8"/>
          <table:table-cell table:style-name="ce42" table:formula="of:=([.R55]/[.Q55])-([.U55]/[.T55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table:style-name="ce1" office:value-type="float" office:value="0.50350256357342" calcext:value-type="float">
            <text:p>0.5035025636</text:p>
          </table:table-cell>
          <table:table-cell table:style-name="ce5"/>
          <table:table-cell table:style-name="ce10"/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290774335153401" calcext:value-type="float">
            <text:p>0.0290774335</text:p>
          </table:table-cell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Fast</text:p>
          </table:table-cell>
          <table:table-cell table:style-name="ce9"/>
          <table:table-cell table:style-name="ce5" office:value-type="float" office:value="1" calcext:value-type="float">
            <text:p>1</text:p>
          </table:table-cell>
          <table:table-cell table:style-name="ce27"/>
          <table:table-cell table:style-name="ce27" table:formula="of:=[.L56]*([.N56]*0.1)" office:value-type="float" office:value="0" calcext:value-type="float">
            <text:p>0.000E+00</text:p>
          </table:table-cell>
          <table:table-cell table:style-name="ce35" office:value-type="float" office:value="55" calcext:value-type="float">
            <text:p>55</text:p>
          </table:table-cell>
          <table:table-cell table:style-name="ce9" table:number-columns-repeated="5"/>
          <table:table-cell table:style-name="ce40" table:formula="of:=([.R56]/[.Q56])-([.U61]/[.T61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table:style-name="ce2" office:value-type="float" office:value="0.818343803286552" calcext:value-type="float">
            <text:p>0.8183438033</text:p>
          </table:table-cell>
          <table:table-cell table:style-name="ce6"/>
          <table:table-cell table:style-name="ce11"/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796767368447036" calcext:value-type="float">
            <text:p>0.0796767368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26"/>
          <table:table-cell table:style-name="ce18" office:value-type="float" office:value="2" calcext:value-type="float">
            <text:p>2</text:p>
          </table:table-cell>
          <table:table-cell table:style-name="ce28"/>
          <table:table-cell table:formula="of:=[.L57]*([.N57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style-name="ce26" table:number-columns-repeated="5"/>
          <table:table-cell table:style-name="ce41" table:formula="of:=([.R57]/[.Q57])-([.U61]/[.T61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table:style-name="ce2" office:value-type="float" office:value="0.655352788977325" calcext:value-type="float">
            <text:p>0.655352789</text:p>
          </table:table-cell>
          <table:table-cell table:style-name="ce6"/>
          <table:table-cell table:style-name="ce11"/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194197593489662" calcext:value-type="float">
            <text:p>0.1941975935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26"/>
          <table:table-cell table:style-name="ce18" office:value-type="float" office:value="3" calcext:value-type="float">
            <text:p>3</text:p>
          </table:table-cell>
          <table:table-cell table:style-name="ce28"/>
          <table:table-cell table:formula="of:=[.L58]*([.N58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style-name="ce26" table:number-columns-repeated="5"/>
          <table:table-cell table:style-name="ce41" table:formula="of:=([.R58]/[.Q58])-([.U61]/[.T61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table:style-name="ce2" office:value-type="float" office:value="0.40644348715432" calcext:value-type="float">
            <text:p>0.4064434872</text:p>
          </table:table-cell>
          <table:table-cell table:style-name="ce6"/>
          <table:table-cell table:style-name="ce11"/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7498540757224" calcext:value-type="float">
            <text:p>0.3749854076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26"/>
          <table:table-cell table:style-name="ce18" office:value-type="float" office:value="4" calcext:value-type="float">
            <text:p>4</text:p>
          </table:table-cell>
          <table:table-cell table:style-name="ce28"/>
          <table:table-cell table:formula="of:=[.L59]*([.N59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style-name="ce26" table:number-columns-repeated="5"/>
          <table:table-cell table:style-name="ce41" table:formula="of:=([.R59]/[.Q59])-([.U61]/[.T61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table:style-name="ce2" office:value-type="float" office:value="0.587530225282535" calcext:value-type="float">
            <text:p>0.5875302253</text:p>
          </table:table-cell>
          <table:table-cell/>
          <table:table-cell table:style-name="ce11"/>
          <table:table-cell office:value-type="float" office:value="5" calcext:value-type="float">
            <text:p>5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729140647454187" calcext:value-type="float">
            <text:p>0.7291406475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26"/>
          <table:table-cell table:style-name="ce18" office:value-type="float" office:value="5" calcext:value-type="float">
            <text:p>5</text:p>
          </table:table-cell>
          <table:table-cell table:style-name="ce28"/>
          <table:table-cell table:formula="of:=[.L60]*([.N60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style-name="ce18" table:number-columns-repeated="3"/>
          <table:table-cell table:style-name="ce26" table:number-columns-repeated="2"/>
          <table:table-cell table:style-name="ce41" table:formula="of:=([.R60]/[.Q60])-([.U61]/[.T61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table:style-name="ce3" office:value-type="float" office:value="0.208872184855863" calcext:value-type="float">
            <text:p>0.2088721849</text:p>
          </table:table-cell>
          <table:table-cell table:style-name="ce8"/>
          <table:table-cell table:style-name="ce12"/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67410423560068" calcext:value-type="float">
            <text:p>0.967410423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ast</text:p>
          </table:table-cell>
          <table:table-cell table:style-name="ce8"/>
          <table:table-cell table:style-name="ce7" office:value-type="float" office:value="6" calcext:value-type="float">
            <text:p>6</text:p>
          </table:table-cell>
          <table:table-cell table:style-name="ce29"/>
          <table:table-cell table:style-name="ce29" table:formula="of:=[.L61]*([.N61]*0.1)" office:value-type="float" office:value="0" calcext:value-type="float">
            <text:p>0.000E+00</text:p>
          </table:table-cell>
          <table:table-cell table:style-name="ce37" office:value-type="float" office:value="55" calcext:value-type="float">
            <text:p>55</text:p>
          </table:table-cell>
          <table:table-cell table:style-name="ce7" table:number-columns-repeated="3"/>
          <table:table-cell table:style-name="ce8" office:value-type="float" office:value="100" calcext:value-type="float">
            <text:p>100</text:p>
          </table:table-cell>
          <table:table-cell table:style-name="ce8"/>
          <table:table-cell table:style-name="ce42" table:formula="of:=([.R61]/[.Q61])-([.U61]/[.T61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table:style-name="ce1" office:value-type="float" office:value="0.523403854575008" calcext:value-type="float">
            <text:p>0.5234038546</text:p>
          </table:table-cell>
          <table:table-cell table:style-name="ce9"/>
          <table:table-cell table:style-name="ce13"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0476903119124472" calcext:value-type="float">
            <text:p>0.004769031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Slow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0"/>
          <table:table-cell table:style-name="ce27" table:formula="of:=[.L62]*([.N62]*0.1)" office:value-type="float" office:value="0" calcext:value-type="float">
            <text:p>0.000E+00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95879342360422" calcext:value-type="float">
            <text:p>0.9587934236</text:p>
          </table:table-cell>
          <table:table-cell/>
          <table:table-cell table:style-name="ce14"/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189299620455131" calcext:value-type="float">
            <text:p>0.1892996205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31"/>
          <table:table-cell table:formula="of:=[.L63]*([.N63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771401514532045" calcext:value-type="float">
            <text:p>0.7714015145</text:p>
          </table:table-cell>
          <table:table-cell/>
          <table:table-cell table:style-name="ce14"/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343301682733" calcext:value-type="float">
            <text:p>0.5343301683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31"/>
          <table:table-cell table:formula="of:=[.L64]*([.N64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382005010498688" calcext:value-type="float">
            <text:p>0.3820050105</text:p>
          </table:table-cell>
          <table:table-cell/>
          <table:table-cell table:style-name="ce14"/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3796112537384" calcext:value-type="float">
            <text:p>0.537961125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31"/>
          <table:table-cell table:formula="of:=[.L65]*([.N65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443345708306879" calcext:value-type="float">
            <text:p>0.4433457083</text:p>
          </table:table-cell>
          <table:table-cell/>
          <table:table-cell table:style-name="ce14"/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726103331195191" calcext:value-type="float">
            <text:p>0.7261033312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31"/>
          <table:table-cell table:formula="of:=[.L66]*([.N66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3" office:value-type="float" office:value="0.165035371202976" calcext:value-type="float">
            <text:p>0.1650353712</text:p>
          </table:table-cell>
          <table:table-cell table:style-name="ce8"/>
          <table:table-cell table:style-name="ce15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781466677086428" calcext:value-type="float">
            <text:p>0.781466677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low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32"/>
          <table:table-cell table:style-name="ce29" table:formula="of:=[.L67]*([.N67]*0.1)" office:value-type="float" office:value="0" calcext:value-type="float">
            <text:p>0.000E+00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1" office:value-type="float" office:value="0.523403854575008" calcext:value-type="float">
            <text:p>0.5234038546</text:p>
          </table:table-cell>
          <table:table-cell table:style-name="ce9"/>
          <table:table-cell table:style-name="ce13"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0476903119124472" calcext:value-type="float">
            <text:p>0.004769031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Slow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0"/>
          <table:table-cell table:style-name="ce27" table:formula="of:=[.L68]*([.N68]*0.1)" office:value-type="float" office:value="0" calcext:value-type="float">
            <text:p>0.000E+00</text:p>
          </table:table-cell>
          <table:table-cell table:style-name="ce35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95879342360422" calcext:value-type="float">
            <text:p>0.9587934236</text:p>
          </table:table-cell>
          <table:table-cell/>
          <table:table-cell table:style-name="ce14"/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189299620455131" calcext:value-type="float">
            <text:p>0.1892996205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31"/>
          <table:table-cell table:formula="of:=[.L69]*([.N69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771401514532045" calcext:value-type="float">
            <text:p>0.7714015145</text:p>
          </table:table-cell>
          <table:table-cell/>
          <table:table-cell table:style-name="ce14"/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343301682733" calcext:value-type="float">
            <text:p>0.5343301683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31"/>
          <table:table-cell table:formula="of:=[.L70]*([.N70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382005010498688" calcext:value-type="float">
            <text:p>0.3820050105</text:p>
          </table:table-cell>
          <table:table-cell/>
          <table:table-cell table:style-name="ce14"/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3796112537384" calcext:value-type="float">
            <text:p>0.537961125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31"/>
          <table:table-cell table:formula="of:=[.L71]*([.N71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443345708306879" calcext:value-type="float">
            <text:p>0.4433457083</text:p>
          </table:table-cell>
          <table:table-cell/>
          <table:table-cell table:style-name="ce14"/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726103331195191" calcext:value-type="float">
            <text:p>0.7261033312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31"/>
          <table:table-cell table:formula="of:=[.L72]*([.N72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3" office:value-type="float" office:value="0.165035371202976" calcext:value-type="float">
            <text:p>0.1650353712</text:p>
          </table:table-cell>
          <table:table-cell table:style-name="ce8"/>
          <table:table-cell table:style-name="ce15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781466677086428" calcext:value-type="float">
            <text:p>0.781466677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low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32"/>
          <table:table-cell table:style-name="ce29" table:formula="of:=[.L73]*([.N73]*0.1)" office:value-type="float" office:value="0" calcext:value-type="float">
            <text:p>0.000E+00</text:p>
          </table:table-cell>
          <table:table-cell table:style-name="ce37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1" office:value-type="float" office:value="0.704259353457019" calcext:value-type="float">
            <text:p>0.7042593535</text:p>
          </table:table-cell>
          <table:table-cell table:style-name="ce9"/>
          <table:table-cell table:style-name="ce13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38888848479837" calcext:value-type="float">
            <text:p>0.1388888485</text:p>
          </table:table-cell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Slow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7"/>
          <table:table-cell table:style-name="ce27" table:formula="of:=[.L74]*([.N74]*0.1)" office:value-type="float" office:value="0" calcext:value-type="float">
            <text:p>0.000E+00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653657861752436" calcext:value-type="float">
            <text:p>0.6536578618</text:p>
          </table:table-cell>
          <table:table-cell/>
          <table:table-cell table:style-name="ce14"/>
          <table:table-cell office:value-type="float" office:value="7" calcext:value-type="float">
            <text:p>7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19548648921773" calcext:value-type="float">
            <text:p>0.2195486489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8"/>
          <table:table-cell table:formula="of:=[.L75]*([.N75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451888888841495" calcext:value-type="float">
            <text:p>0.4518888888</text:p>
          </table:table-cell>
          <table:table-cell/>
          <table:table-cell table:style-name="ce14"/>
          <table:table-cell office:value-type="float" office:value="7" calcext:value-type="float">
            <text:p>7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1340898470953" calcext:value-type="float">
            <text:p>0.2713408985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28"/>
          <table:table-cell table:formula="of:=[.L76]*([.N76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623430115403608" calcext:value-type="float">
            <text:p>0.6234301154</text:p>
          </table:table-cell>
          <table:table-cell/>
          <table:table-cell table:style-name="ce14"/>
          <table:table-cell office:value-type="float" office:value="7" calcext:value-type="float">
            <text:p>7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81850832002237" calcext:value-type="float">
            <text:p>0.481850832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8"/>
          <table:table-cell table:formula="of:=[.L77]*([.N77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257847919827327" calcext:value-type="float">
            <text:p>0.2578479198</text:p>
          </table:table-cell>
          <table:table-cell/>
          <table:table-cell table:style-name="ce14"/>
          <table:table-cell office:value-type="float" office:value="7" calcext:value-type="float">
            <text:p>7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621720312861726" calcext:value-type="float">
            <text:p>0.6217203129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28"/>
          <table:table-cell table:formula="of:=[.L78]*([.N78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3" office:value-type="float" office:value="0.501412660581991" calcext:value-type="float">
            <text:p>0.5014126606</text:p>
          </table:table-cell>
          <table:table-cell table:style-name="ce8"/>
          <table:table-cell table:style-name="ce15"/>
          <table:table-cell table:style-name="ce8" office:value-type="float" office:value="7" calcext:value-type="float">
            <text:p>7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03399155940861" calcext:value-type="float">
            <text:p>0.9033991559</text:p>
          </table:table-cell>
          <table:table-cell table:style-name="ce7" office:value-type="float" office:value="3" calcext:value-type="float">
            <text:p>3</text:p>
          </table:table-cell>
          <table:table-cell table:style-name="ce22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29"/>
          <table:table-cell table:style-name="ce29" table:formula="of:=[.L79]*([.N79]*0.1)" office:value-type="float" office:value="0" calcext:value-type="float">
            <text:p>0.000E+00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1" office:value-type="float" office:value="0.704259353457019" calcext:value-type="float">
            <text:p>0.7042593535</text:p>
          </table:table-cell>
          <table:table-cell table:style-name="ce9"/>
          <table:table-cell table:style-name="ce13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38888848479837" calcext:value-type="float">
            <text:p>0.1388888485</text:p>
          </table:table-cell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Slow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7"/>
          <table:table-cell table:style-name="ce27" table:formula="of:=[.L80]*([.N80]*0.1)" office:value-type="float" office:value="0" calcext:value-type="float">
            <text:p>0.000E+00</text:p>
          </table:table-cell>
          <table:table-cell table:style-name="ce35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653657861752436" calcext:value-type="float">
            <text:p>0.6536578618</text:p>
          </table:table-cell>
          <table:table-cell/>
          <table:table-cell table:style-name="ce14"/>
          <table:table-cell office:value-type="float" office:value="7" calcext:value-type="float">
            <text:p>7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19548648921773" calcext:value-type="float">
            <text:p>0.2195486489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8"/>
          <table:table-cell table:formula="of:=[.L81]*([.N81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451888888841495" calcext:value-type="float">
            <text:p>0.4518888888</text:p>
          </table:table-cell>
          <table:table-cell/>
          <table:table-cell table:style-name="ce14"/>
          <table:table-cell office:value-type="float" office:value="7" calcext:value-type="float">
            <text:p>7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1340898470953" calcext:value-type="float">
            <text:p>0.2713408985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28"/>
          <table:table-cell table:formula="of:=[.L82]*([.N82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623430115403608" calcext:value-type="float">
            <text:p>0.6234301154</text:p>
          </table:table-cell>
          <table:table-cell/>
          <table:table-cell table:style-name="ce14"/>
          <table:table-cell office:value-type="float" office:value="7" calcext:value-type="float">
            <text:p>7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81850832002237" calcext:value-type="float">
            <text:p>0.481850832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8"/>
          <table:table-cell table:formula="of:=[.L83]*([.N83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257847919827327" calcext:value-type="float">
            <text:p>0.2578479198</text:p>
          </table:table-cell>
          <table:table-cell/>
          <table:table-cell table:style-name="ce14"/>
          <table:table-cell office:value-type="float" office:value="7" calcext:value-type="float">
            <text:p>7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621720312861726" calcext:value-type="float">
            <text:p>0.6217203129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28"/>
          <table:table-cell table:formula="of:=[.L84]*([.N84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3" office:value-type="float" office:value="0.501412660581991" calcext:value-type="float">
            <text:p>0.5014126606</text:p>
          </table:table-cell>
          <table:table-cell table:style-name="ce8"/>
          <table:table-cell table:style-name="ce15"/>
          <table:table-cell table:style-name="ce8" office:value-type="float" office:value="7" calcext:value-type="float">
            <text:p>7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03399155940861" calcext:value-type="float">
            <text:p>0.9033991559</text:p>
          </table:table-cell>
          <table:table-cell table:style-name="ce7" office:value-type="float" office:value="3" calcext:value-type="float">
            <text:p>3</text:p>
          </table:table-cell>
          <table:table-cell table:style-name="ce22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29"/>
          <table:table-cell table:style-name="ce29" table:formula="of:=[.L85]*([.N85]*0.1)" office:value-type="float" office:value="0" calcext:value-type="float">
            <text:p>0.000E+00</text:p>
          </table:table-cell>
          <table:table-cell table:style-name="ce37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1" office:value-type="float" office:value="0.200221705250442" calcext:value-type="float">
            <text:p>0.2002217053</text:p>
          </table:table-cell>
          <table:table-cell table:style-name="ce9"/>
          <table:table-cell table:style-name="ce13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84386649634689" calcext:value-type="float">
            <text:p>0.1843866496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7"/>
          <table:table-cell table:style-name="ce27" table:formula="of:=[.L86]*([.N86]*0.1)" office:value-type="float" office:value="0" calcext:value-type="float">
            <text:p>0.000E+00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000127315754070878" calcext:value-type="float">
            <text:p>0.0001273158</text:p>
          </table:table-cell>
          <table:table-cell/>
          <table:table-cell table:style-name="ce14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35598841449246" calcext:value-type="float">
            <text:p>0.235598841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8"/>
          <table:table-cell table:formula="of:=[.L87]*([.N87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529360336717218" calcext:value-type="float">
            <text:p>0.5293603367</text:p>
          </table:table-cell>
          <table:table-cell/>
          <table:table-cell table:style-name="ce14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4010618217289" calcext:value-type="float">
            <text:p>0.274010618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28"/>
          <table:table-cell table:formula="of:=[.L88]*([.N88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340611771913245" calcext:value-type="float">
            <text:p>0.3406117719</text:p>
          </table:table-cell>
          <table:table-cell/>
          <table:table-cell table:style-name="ce14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59849141165614" calcext:value-type="float">
            <text:p>0.5598491412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8"/>
          <table:table-cell table:formula="of:=[.L89]*([.N89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487654960947111" calcext:value-type="float">
            <text:p>0.4876549609</text:p>
          </table:table-cell>
          <table:table-cell/>
          <table:table-cell table:style-name="ce14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563783392077312" calcext:value-type="float">
            <text:p>0.5637833921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28"/>
          <table:table-cell table:formula="of:=[.L90]*([.N90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3" office:value-type="float" office:value="0.361441628308967" calcext:value-type="float">
            <text:p>0.3614416283</text:p>
          </table:table-cell>
          <table:table-cell table:style-name="ce8"/>
          <table:table-cell table:style-name="ce16"/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6546353623271" calcext:value-type="float">
            <text:p>0.8654635362</text:p>
          </table:table-cell>
          <table:table-cell table:style-name="ce7" office:value-type="float" office:value="3" calcext:value-type="float">
            <text:p>3</text:p>
          </table:table-cell>
          <table:table-cell table:style-name="ce22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29"/>
          <table:table-cell table:style-name="ce29" table:formula="of:=[.L91]*([.N91]*0.1)" office:value-type="float" office:value="0" calcext:value-type="float">
            <text:p>0.000E+00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1" office:value-type="float" office:value="0.200221705250442" calcext:value-type="float">
            <text:p>0.2002217053</text:p>
          </table:table-cell>
          <table:table-cell table:style-name="ce9"/>
          <table:table-cell table:style-name="ce13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84386649634689" calcext:value-type="float">
            <text:p>0.1843866496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7"/>
          <table:table-cell table:style-name="ce27" table:formula="of:=[.L92]*([.N92]*0.1)" office:value-type="float" office:value="0" calcext:value-type="float">
            <text:p>0.000E+00</text:p>
          </table:table-cell>
          <table:table-cell table:style-name="ce35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000127315754070878" calcext:value-type="float">
            <text:p>0.0001273158</text:p>
          </table:table-cell>
          <table:table-cell/>
          <table:table-cell table:style-name="ce14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35598841449246" calcext:value-type="float">
            <text:p>0.235598841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8"/>
          <table:table-cell table:formula="of:=[.L93]*([.N93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529360336717218" calcext:value-type="float">
            <text:p>0.5293603367</text:p>
          </table:table-cell>
          <table:table-cell/>
          <table:table-cell table:style-name="ce14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4010618217289" calcext:value-type="float">
            <text:p>0.274010618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28"/>
          <table:table-cell table:formula="of:=[.L94]*([.N94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340611771913245" calcext:value-type="float">
            <text:p>0.3406117719</text:p>
          </table:table-cell>
          <table:table-cell/>
          <table:table-cell table:style-name="ce14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59849141165614" calcext:value-type="float">
            <text:p>0.5598491412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8"/>
          <table:table-cell table:formula="of:=[.L95]*([.N95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487654960947111" calcext:value-type="float">
            <text:p>0.4876549609</text:p>
          </table:table-cell>
          <table:table-cell/>
          <table:table-cell table:style-name="ce14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563783392077312" calcext:value-type="float">
            <text:p>0.5637833921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28"/>
          <table:table-cell table:formula="of:=[.L96]*([.N96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3" office:value-type="float" office:value="0.361441628308967" calcext:value-type="float">
            <text:p>0.3614416283</text:p>
          </table:table-cell>
          <table:table-cell table:style-name="ce8"/>
          <table:table-cell table:style-name="ce16"/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6546353623271" calcext:value-type="float">
            <text:p>0.8654635362</text:p>
          </table:table-cell>
          <table:table-cell table:style-name="ce7" office:value-type="float" office:value="3" calcext:value-type="float">
            <text:p>3</text:p>
          </table:table-cell>
          <table:table-cell table:style-name="ce22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29"/>
          <table:table-cell table:style-name="ce29" table:formula="of:=[.L97]*([.N97]*0.1)" office:value-type="float" office:value="0" calcext:value-type="float">
            <text:p>0.000E+00</text:p>
          </table:table-cell>
          <table:table-cell table:style-name="ce37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1" office:value-type="float" office:value="0.335321630118415" calcext:value-type="float">
            <text:p>0.3353216301</text:p>
          </table:table-cell>
          <table:table-cell table:style-name="ce9"/>
          <table:table-cell table:style-name="ce13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694393727462739" calcext:value-type="float">
            <text:p>0.0694393727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7"/>
          <table:table-cell table:style-name="ce27" table:formula="of:=[.L98]*([.N98]*0.1)" office:value-type="float" office:value="0" calcext:value-type="float">
            <text:p>0.000E+00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130441100802273" calcext:value-type="float">
            <text:p>0.1304411008</text:p>
          </table:table-cell>
          <table:table-cell/>
          <table:table-cell table:style-name="ce14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891479649581015" calcext:value-type="float">
            <text:p>0.089147965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8"/>
          <table:table-cell table:formula="of:=[.L99]*([.N99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753173026954755" calcext:value-type="float">
            <text:p>0.753173027</text:p>
          </table:table-cell>
          <table:table-cell/>
          <table:table-cell table:style-name="ce14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21625530952588" calcext:value-type="float">
            <text:p>0.321625531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28"/>
          <table:table-cell table:formula="of:=[.L100]*([.N100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0802765041589737" calcext:value-type="float">
            <text:p>0.0802765042</text:p>
          </table:table-cell>
          <table:table-cell/>
          <table:table-cell table:style-name="ce14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78849224280566" calcext:value-type="float">
            <text:p>0.4788492243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8"/>
          <table:table-cell table:formula="of:=[.L101]*([.N101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993542047217488" calcext:value-type="float">
            <text:p>0.9935420472</text:p>
          </table:table-cell>
          <table:table-cell/>
          <table:table-cell table:style-name="ce14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785028235753998" calcext:value-type="float">
            <text:p>0.7850282358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33"/>
          <table:table-cell table:formula="of:=[.L102]*([.N102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3" office:value-type="float" office:value="0.71976974257268" calcext:value-type="float">
            <text:p>0.7197697426</text:p>
          </table:table-cell>
          <table:table-cell table:style-name="ce8"/>
          <table:table-cell table:style-name="ce15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03120854310691" calcext:value-type="float">
            <text:p>0.8031208543</text:p>
          </table:table-cell>
          <table:table-cell table:style-name="ce7" office:value-type="float" office:value="3" calcext:value-type="float">
            <text:p>3</text:p>
          </table:table-cell>
          <table:table-cell table:style-name="ce22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34"/>
          <table:table-cell table:style-name="ce29" table:formula="of:=[.L103]*([.N103]*0.1)" office:value-type="float" office:value="0" calcext:value-type="float">
            <text:p>0.000E+00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1" office:value-type="float" office:value="0.335321630118415" calcext:value-type="float">
            <text:p>0.3353216301</text:p>
          </table:table-cell>
          <table:table-cell table:style-name="ce9"/>
          <table:table-cell table:style-name="ce13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694393727462739" calcext:value-type="float">
            <text:p>0.0694393727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7"/>
          <table:table-cell table:style-name="ce27" table:formula="of:=[.L104]*([.N104]*0.1)" office:value-type="float" office:value="0" calcext:value-type="float">
            <text:p>0.000E+00</text:p>
          </table:table-cell>
          <table:table-cell table:style-name="ce35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130441100802273" calcext:value-type="float">
            <text:p>0.1304411008</text:p>
          </table:table-cell>
          <table:table-cell/>
          <table:table-cell table:style-name="ce14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891479649581015" calcext:value-type="float">
            <text:p>0.089147965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8"/>
          <table:table-cell table:formula="of:=[.L105]*([.N105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753173026954755" calcext:value-type="float">
            <text:p>0.753173027</text:p>
          </table:table-cell>
          <table:table-cell/>
          <table:table-cell table:style-name="ce14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21625530952588" calcext:value-type="float">
            <text:p>0.321625531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28"/>
          <table:table-cell table:formula="of:=[.L106]*([.N106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0802765041589737" calcext:value-type="float">
            <text:p>0.0802765042</text:p>
          </table:table-cell>
          <table:table-cell/>
          <table:table-cell table:style-name="ce14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78849224280566" calcext:value-type="float">
            <text:p>0.4788492243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8"/>
          <table:table-cell table:formula="of:=[.L107]*([.N107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993542047217488" calcext:value-type="float">
            <text:p>0.9935420472</text:p>
          </table:table-cell>
          <table:table-cell/>
          <table:table-cell table:style-name="ce14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785028235753998" calcext:value-type="float">
            <text:p>0.7850282358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33"/>
          <table:table-cell table:formula="of:=[.L108]*([.N108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3" office:value-type="float" office:value="0.71976974257268" calcext:value-type="float">
            <text:p>0.7197697426</text:p>
          </table:table-cell>
          <table:table-cell table:style-name="ce8"/>
          <table:table-cell table:style-name="ce15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03120854310691" calcext:value-type="float">
            <text:p>0.8031208543</text:p>
          </table:table-cell>
          <table:table-cell table:style-name="ce7" office:value-type="float" office:value="3" calcext:value-type="float">
            <text:p>3</text:p>
          </table:table-cell>
          <table:table-cell table:style-name="ce22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34"/>
          <table:table-cell table:style-name="ce29" table:formula="of:=[.L109]*([.N109]*0.1)" office:value-type="float" office:value="0" calcext:value-type="float">
            <text:p>0.000E+00</text:p>
          </table:table-cell>
          <table:table-cell table:style-name="ce37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1" office:value-type="float" office:value="0.463974857004359" calcext:value-type="float">
            <text:p>0.463974857</text:p>
          </table:table-cell>
          <table:table-cell table:style-name="ce9"/>
          <table:table-cell table:style-name="ce13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58370410464704" calcext:value-type="float">
            <text:p>0.0583704105</text:p>
          </table:table-cell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Fas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7"/>
          <table:table-cell table:style-name="ce27" table:formula="of:=[.L110]*([.N110]*0.1)" office:value-type="float" office:value="0" calcext:value-type="float">
            <text:p>0.000E+00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638357570394874" calcext:value-type="float">
            <text:p>0.6383575704</text:p>
          </table:table-cell>
          <table:table-cell/>
          <table:table-cell table:style-name="ce14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24292475264519" calcext:value-type="float">
            <text:p>0.224292475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8"/>
          <table:table-cell table:formula="of:=[.L111]*([.N111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140201394213364" calcext:value-type="float">
            <text:p>0.1402013942</text:p>
          </table:table-cell>
          <table:table-cell/>
          <table:table-cell table:style-name="ce14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96060421038419" calcext:value-type="float">
            <text:p>0.296060421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28"/>
          <table:table-cell table:formula="of:=[.L112]*([.N112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38020752533339" calcext:value-type="float">
            <text:p>0.3802075253</text:p>
          </table:table-cell>
          <table:table-cell/>
          <table:table-cell table:style-name="ce14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44363616174087" calcext:value-type="float">
            <text:p>0.4443636162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8"/>
          <table:table-cell table:formula="of:=[.L113]*([.N113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184221323346719" calcext:value-type="float">
            <text:p>0.1842213233</text:p>
          </table:table-cell>
          <table:table-cell/>
          <table:table-cell table:style-name="ce14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899162462446839" calcext:value-type="float">
            <text:p>0.8991624624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33"/>
          <table:table-cell table:formula="of:=[.L114]*([.N114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3" office:value-type="float" office:value="0.820793200749904" calcext:value-type="float">
            <text:p>0.8207932007</text:p>
          </table:table-cell>
          <table:table-cell table:style-name="ce8"/>
          <table:table-cell table:style-name="ce15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61409655865282" calcext:value-type="float">
            <text:p>0.961409655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34"/>
          <table:table-cell table:style-name="ce29" table:formula="of:=[.L115]*([.N115]*0.1)" office:value-type="float" office:value="0" calcext:value-type="float">
            <text:p>0.000E+00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1" office:value-type="float" office:value="0.463974857004359" calcext:value-type="float">
            <text:p>0.463974857</text:p>
          </table:table-cell>
          <table:table-cell table:style-name="ce9"/>
          <table:table-cell table:style-name="ce13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58370410464704" calcext:value-type="float">
            <text:p>0.0583704105</text:p>
          </table:table-cell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Fas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7"/>
          <table:table-cell table:style-name="ce27" table:formula="of:=[.L116]*([.N116]*0.1)" office:value-type="float" office:value="0" calcext:value-type="float">
            <text:p>0.000E+00</text:p>
          </table:table-cell>
          <table:table-cell table:style-name="ce35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638357570394874" calcext:value-type="float">
            <text:p>0.6383575704</text:p>
          </table:table-cell>
          <table:table-cell/>
          <table:table-cell table:style-name="ce14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24292475264519" calcext:value-type="float">
            <text:p>0.224292475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8"/>
          <table:table-cell table:formula="of:=[.L117]*([.N117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140201394213364" calcext:value-type="float">
            <text:p>0.1402013942</text:p>
          </table:table-cell>
          <table:table-cell/>
          <table:table-cell table:style-name="ce14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96060421038419" calcext:value-type="float">
            <text:p>0.296060421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28"/>
          <table:table-cell table:formula="of:=[.L118]*([.N118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38020752533339" calcext:value-type="float">
            <text:p>0.3802075253</text:p>
          </table:table-cell>
          <table:table-cell/>
          <table:table-cell table:style-name="ce14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44363616174087" calcext:value-type="float">
            <text:p>0.4443636162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8"/>
          <table:table-cell table:formula="of:=[.L119]*([.N119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184221323346719" calcext:value-type="float">
            <text:p>0.1842213233</text:p>
          </table:table-cell>
          <table:table-cell/>
          <table:table-cell table:style-name="ce14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899162462446839" calcext:value-type="float">
            <text:p>0.8991624624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33"/>
          <table:table-cell table:formula="of:=[.L120]*([.N120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3" office:value-type="float" office:value="0.820793200749904" calcext:value-type="float">
            <text:p>0.8207932007</text:p>
          </table:table-cell>
          <table:table-cell table:style-name="ce8"/>
          <table:table-cell table:style-name="ce15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61409655865282" calcext:value-type="float">
            <text:p>0.961409655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34"/>
          <table:table-cell table:style-name="ce29" table:formula="of:=[.L121]*([.N121]*0.1)" office:value-type="float" office:value="0" calcext:value-type="float">
            <text:p>0.000E+00</text:p>
          </table:table-cell>
          <table:table-cell table:style-name="ce37" office:value-type="float" office:value="55" calcext:value-type="float">
            <text:p>55</text:p>
          </table:table-cell>
          <table:table-cell table:number-columns-repeated="1008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Pilot - N invest'.I110:'Pilot - N invest'.K1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put1" svg:font-family="Input"/>
    <style:font-face style:name="Input" svg:font-family="Input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3">
      <number:scientific-number number:decimal-places="3" number:min-integer-digits="1" number:min-exponent-digits="2"/>
    </number:number-style>
    <number:number-style style:name="N114">
      <number:scientific-number number:decimal-places="3" number:min-integer-digits="1" number:min-exponent-digits="3"/>
    </number:number-style>
    <number:number-style style:name="N115">
      <number:number number:decimal-places="5" number:min-integer-digits="1"/>
    </number:number-style>
    <number:date-style style:name="N10108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AU">
      <number:day/>
      <number:text>-</number:text>
      <number:month number:textual="true"/>
      <number:text>-</number:text>
      <number:year/>
    </number:date-style>
    <number:date-style style:name="N10110" number:language="en" number:country="AU">
      <number:day/>
      <number:text>-</number:text>
      <number:month number:textual="true"/>
    </number:date-style>
    <number:date-style style:name="N10111" number:language="en" number:country="AU">
      <number:month number:textual="true"/>
      <number:text>-</number:text>
      <number:year/>
    </number:date-style>
    <number:time-style style:name="N10112" number:language="en" number:country="AU">
      <number:hours/>
      <number:text>:</number:text>
      <number:minutes number:style="long"/>
      <number:text> </number:text>
      <number:am-pm/>
    </number:time-style>
    <number:time-style style:name="N10113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</number:time-style>
    <number:time-style style:name="N10115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AU">
      <number:number number:decimal-places="0" number:min-integer-digits="1" number:grouping="true"/>
    </number:number-style>
    <number:number-style style:name="N10117" number:language="en" number:country="AU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AU">
      <number:number number:decimal-places="0" number:min-integer-digits="1" number:grouping="true"/>
    </number:number-style>
    <number:number-style style:name="N10118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2" number:min-integer-digits="1" number:grouping="true"/>
    </number:number-style>
    <number:number-style style:name="N10119" number:language="en" number:country="AU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number:min-integer-digits="1" number:grouping="true"/>
    </number:number-style>
    <number:number-style style:name="N10120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AU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en" number:country="AU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en" number:country="AU">
      <loext:fill-character> </loext:fill-character>
      <number:text>- </number:text>
    </number:number-style>
    <number:text-style style:name="N10124" number:language="en" number:country="AU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n" number:country="AU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1" style:volatile="true" number:language="en" number:country="AU">
      <number:text>-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2" style:volatile="true" number:language="en" number:country="AU">
      <number:currency-symbol/>
      <loext:fill-character> </loext:fill-character>
      <number:text>- </number:text>
    </number:currency-style>
    <number:text-style style:name="N10128" number:language="en" number:country="A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AU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en" number:country="AU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en" number:country="AU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en" number:country="AU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AU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AU">
      <number:text>-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2" style:volatile="true" number:language="en" number:country="AU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6" number:language="en" number:country="A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Input" fo:font-family="Input" style:font-family-generic="swiss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/00/0000</text:date>, <text:time style:data-style-name="N2" text:time-value="07:46:55.6420146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ilot_20_-_20_N_20_invest" style:display-name="PageStyle_Pilot - N inve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ito</meta:initial-creator>
    <meta:creation-date>2015-02-20T03:29:04</meta:creation-date>
    <dc:date>2016-04-14T16:10:06.340529636</dc:date>
    <meta:generator>LibreOffice/4.2.8.2$Linux_X86_64 LibreOffice_project/420m0$Build-2</meta:generator>
    <meta:editing-duration>P3DT16H57M43S</meta:editing-duration>
    <meta:editing-cycles>76</meta:editing-cycles>
    <meta:document-statistic meta:table-count="1" meta:cell-count="181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